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Standard">
      <style:text-properties style:font-name="Liberation Sans" fo:font-size="12pt" officeooo:paragraph-rsid="0eb2e490" style:font-size-asian="12pt" style:font-size-complex="12pt"/>
    </style:style>
    <style:style style:name="P21" style:family="paragraph" style:parent-style-name="Table_20_Contents">
      <style:text-properties style:font-name="Liberation Sans" fo:font-size="12pt" style:font-size-asian="12pt" style:font-size-complex="12pt"/>
    </style:style>
    <style:style style:name="P2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cc98afc" fo:background-color="transparent" style:font-size-asian="12pt" style:font-size-complex="12pt"/>
    </style:style>
    <style:style style:name="P23" style:family="paragraph" style:parent-style-name="Footnote">
      <style:text-properties style:font-name="Liberation Sans"/>
    </style:style>
    <style:style style:name="P24" style:family="paragraph" style:parent-style-name="Footnote">
      <style:text-properties style:font-name="Liberation Sans" fo:font-size="10pt" officeooo:paragraph-rsid="0d5dc5cc" style:font-size-asian="10pt" style:font-size-complex="10pt"/>
    </style:style>
    <style:style style:name="P25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26" style:family="paragraph" style:parent-style-name="Footnote">
      <style:text-properties style:font-name="Liberation Sans" fo:font-size="10pt" officeooo:paragraph-rsid="0cf7e116" style:font-size-asian="10pt" style:font-size-complex="10pt"/>
    </style:style>
    <style:style style:name="P27" style:family="paragraph" style:parent-style-name="Footnote">
      <style:text-properties style:font-name="Liberation Sans" officeooo:rsid="043ccc66" officeooo:paragraph-rsid="0e849f1d"/>
    </style:style>
    <style:style style:name="P28" style:family="paragraph" style:parent-style-name="Footnote">
      <style:text-properties style:font-name="Liberation Sans" officeooo:paragraph-rsid="04473353"/>
    </style:style>
    <style:style style:name="P29" style:family="paragraph" style:parent-style-name="Footnote">
      <style:text-properties style:font-name="Liberation Sans" officeooo:paragraph-rsid="0e87ed43"/>
    </style:style>
    <style:style style:name="P30" style:family="paragraph" style:parent-style-name="Footnote">
      <style:text-properties style:font-name="Liberation Sans" officeooo:paragraph-rsid="0dd16467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3001c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6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6b16b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65d319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ccd12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6351f8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8ccd12"/>
    </style:style>
    <style:style style:name="P5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a0db85"/>
    </style:style>
    <style:style style:name="P58" style:family="paragraph" style:parent-style-name="Standard">
      <style:paragraph-properties fo:margin-left="0cm" fo:margin-right="0cm" fo:text-indent="0cm" style:auto-text-indent="false">
        <style:tab-stops>
          <style:tab-stop style:position="3.697cm"/>
        </style:tab-stops>
      </style:paragraph-properties>
      <style:text-properties officeooo:paragraph-rsid="0e65d319"/>
    </style:style>
    <style:style style:name="P5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e8ccd12" style:font-weight-asian="bold" style:font-weight-complex="bold"/>
    </style:style>
    <style:style style:name="P6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eb2e490"/>
    </style:style>
    <style:style style:name="P61" style:family="paragraph" style:parent-style-name="Standard">
      <style:text-properties officeooo:paragraph-rsid="0c8b5238"/>
    </style:style>
    <style:style style:name="P62" style:family="paragraph" style:parent-style-name="Standard">
      <style:text-properties officeooo:paragraph-rsid="0b0ddd8e"/>
    </style:style>
    <style:style style:name="P63" style:family="paragraph" style:parent-style-name="Standard">
      <style:text-properties officeooo:paragraph-rsid="0ca56a54"/>
    </style:style>
    <style:style style:name="P64" style:family="paragraph" style:parent-style-name="Standard">
      <style:text-properties officeooo:paragraph-rsid="04f68805"/>
    </style:style>
    <style:style style:name="P65" style:family="paragraph" style:parent-style-name="Standard">
      <style:text-properties officeooo:paragraph-rsid="0bad8f69"/>
    </style:style>
    <style:style style:name="P66" style:family="paragraph" style:parent-style-name="Standard">
      <style:text-properties officeooo:paragraph-rsid="0a0f7b62"/>
    </style:style>
    <style:style style:name="P67" style:family="paragraph" style:parent-style-name="Standard">
      <style:text-properties officeooo:paragraph-rsid="0cb27039"/>
    </style:style>
    <style:style style:name="P68" style:family="paragraph" style:parent-style-name="Standard">
      <style:text-properties officeooo:paragraph-rsid="0cc50ec9"/>
    </style:style>
    <style:style style:name="P69" style:family="paragraph" style:parent-style-name="Standard">
      <style:text-properties officeooo:paragraph-rsid="0cc5fe5b"/>
    </style:style>
    <style:style style:name="P70" style:family="paragraph" style:parent-style-name="Standard">
      <style:text-properties officeooo:paragraph-rsid="0ce3fa52"/>
    </style:style>
    <style:style style:name="P71" style:family="paragraph" style:parent-style-name="Standard">
      <style:text-properties officeooo:paragraph-rsid="0d09f881"/>
    </style:style>
    <style:style style:name="P72" style:family="paragraph" style:parent-style-name="Standard">
      <style:text-properties officeooo:paragraph-rsid="0d1ec96e"/>
    </style:style>
    <style:style style:name="P73" style:family="paragraph" style:parent-style-name="Standard">
      <style:text-properties officeooo:paragraph-rsid="0d4fb2fa"/>
    </style:style>
    <style:style style:name="P74" style:family="paragraph" style:parent-style-name="Standard">
      <style:text-properties officeooo:paragraph-rsid="0d5d07c4"/>
    </style:style>
    <style:style style:name="P75" style:family="paragraph" style:parent-style-name="Standard">
      <style:text-properties officeooo:paragraph-rsid="0d53d678"/>
    </style:style>
    <style:style style:name="P76" style:family="paragraph" style:parent-style-name="Standard">
      <style:text-properties officeooo:paragraph-rsid="0d8c21b9"/>
    </style:style>
    <style:style style:name="P77" style:family="paragraph" style:parent-style-name="Standard">
      <style:text-properties officeooo:paragraph-rsid="0d72706e"/>
    </style:style>
    <style:style style:name="P78" style:family="paragraph" style:parent-style-name="Standard">
      <style:text-properties officeooo:paragraph-rsid="0dbec325"/>
    </style:style>
    <style:style style:name="P79" style:family="paragraph" style:parent-style-name="Standard">
      <style:text-properties officeooo:paragraph-rsid="0de414b5"/>
    </style:style>
    <style:style style:name="P80" style:family="paragraph" style:parent-style-name="Standard">
      <style:text-properties officeooo:paragraph-rsid="0dedec60"/>
    </style:style>
    <style:style style:name="P81" style:family="paragraph" style:parent-style-name="Standard">
      <style:text-properties officeooo:paragraph-rsid="0e03342d"/>
    </style:style>
    <style:style style:name="P82" style:family="paragraph" style:parent-style-name="Standard">
      <style:text-properties officeooo:paragraph-rsid="0e0463fc"/>
    </style:style>
    <style:style style:name="P83" style:family="paragraph" style:parent-style-name="Standard">
      <style:text-properties officeooo:paragraph-rsid="0e051aee"/>
    </style:style>
    <style:style style:name="P84" style:family="paragraph" style:parent-style-name="Standard">
      <style:text-properties officeooo:paragraph-rsid="0e0bda5c"/>
    </style:style>
    <style:style style:name="P85" style:family="paragraph" style:parent-style-name="Standard">
      <style:text-properties officeooo:paragraph-rsid="0e2a40f4"/>
    </style:style>
    <style:style style:name="P86" style:family="paragraph" style:parent-style-name="Standard">
      <style:text-properties officeooo:paragraph-rsid="0e2f7716"/>
    </style:style>
    <style:style style:name="P87" style:family="paragraph" style:parent-style-name="Standard">
      <style:text-properties officeooo:paragraph-rsid="0e38fc62"/>
    </style:style>
    <style:style style:name="P88" style:family="paragraph" style:parent-style-name="Standard">
      <style:text-properties officeooo:paragraph-rsid="0e61c509"/>
    </style:style>
    <style:style style:name="P89" style:family="paragraph" style:parent-style-name="Standard">
      <style:text-properties officeooo:paragraph-rsid="0e555213"/>
    </style:style>
    <style:style style:name="P90" style:family="paragraph" style:parent-style-name="Standard">
      <style:text-properties officeooo:paragraph-rsid="0e66c33c"/>
    </style:style>
    <style:style style:name="P91" style:family="paragraph" style:parent-style-name="Standard">
      <style:text-properties officeooo:paragraph-rsid="0e66fd24"/>
    </style:style>
    <style:style style:name="P92" style:family="paragraph" style:parent-style-name="Standard">
      <style:text-properties officeooo:paragraph-rsid="0e671814"/>
    </style:style>
    <style:style style:name="P93" style:family="paragraph" style:parent-style-name="Standard">
      <style:text-properties officeooo:paragraph-rsid="0e82f1b0"/>
    </style:style>
    <style:style style:name="P94" style:family="paragraph" style:parent-style-name="Standard">
      <style:text-properties officeooo:paragraph-rsid="0e8aa5aa"/>
    </style:style>
    <style:style style:name="P95" style:family="paragraph" style:parent-style-name="Standard">
      <style:text-properties officeooo:rsid="0e8aa5aa" officeooo:paragraph-rsid="0e8aa5aa"/>
    </style:style>
    <style:style style:name="P96" style:family="paragraph" style:parent-style-name="Standard">
      <style:text-properties officeooo:paragraph-rsid="0e9fd222"/>
    </style:style>
    <style:style style:name="P97" style:family="paragraph" style:parent-style-name="Standard">
      <style:text-properties officeooo:paragraph-rsid="0eb9c424"/>
    </style:style>
    <style:style style:name="P98" style:family="paragraph" style:parent-style-name="Footnote">
      <style:text-properties officeooo:paragraph-rsid="0d4c0055"/>
    </style:style>
    <style:style style:name="P99" style:family="paragraph" style:parent-style-name="Footnote">
      <style:text-properties officeooo:rsid="043ccc66" officeooo:paragraph-rsid="0e849f1d"/>
    </style:style>
    <style:style style:name="P100" style:family="paragraph" style:parent-style-name="Footnote">
      <style:text-properties officeooo:rsid="043ccc66" officeooo:paragraph-rsid="0dca2508"/>
    </style:style>
    <style:style style:name="P101" style:family="paragraph" style:parent-style-name="Footnote">
      <style:text-properties officeooo:paragraph-rsid="0e927a73"/>
    </style:style>
    <style:style style:name="P10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103" style:family="paragraph" style:parent-style-name="Standard">
      <style:text-properties officeooo:rsid="0ec19879" officeooo:paragraph-rsid="0ec19879"/>
    </style:style>
    <style:style style:name="P104" style:family="paragraph" style:parent-style-name="Standard">
      <style:text-properties officeooo:paragraph-rsid="0ec19879"/>
    </style:style>
    <style:style style:name="P10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c22dd8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106" style:family="paragraph" style:parent-style-name="Standard">
      <style:text-properties officeooo:paragraph-rsid="0ec22dd8"/>
    </style:style>
    <style:style style:name="P107" style:family="paragraph" style:parent-style-name="Standard" style:master-page-name="Standard">
      <style:paragraph-properties style:page-number="auto"/>
      <style:text-properties style:font-name="Liberation Sans" fo:font-size="12pt" officeooo:paragraph-rsid="0eb9c424" style:font-size-asian="12pt" style:font-size-complex="12pt"/>
    </style:style>
    <style:style style:name="P108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9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1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3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47da547" style:font-size-asian="12pt"/>
    </style:style>
    <style:style style:name="T9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19" style:family="text">
      <style:text-properties style:font-name="Liberation Sans" officeooo:rsid="047fb57c"/>
    </style:style>
    <style:style style:name="T20" style:family="text">
      <style:text-properties style:font-name="Liberation Sans" officeooo:rsid="047da547"/>
    </style:style>
    <style:style style:name="T21" style:family="text">
      <style:text-properties style:font-name="Liberation Sans" fo:font-size="10pt" style:font-size-asian="10pt" style:font-size-complex="10pt"/>
    </style:style>
    <style:style style:name="T22" style:family="text">
      <style:text-properties style:font-name="Liberation Sans" fo:font-size="10pt" officeooo:rsid="0db4d737" style:font-size-asian="10pt" style:font-size-complex="10pt"/>
    </style:style>
    <style:style style:name="T23" style:family="text">
      <style:text-properties style:font-name="Liberation Sans" fo:font-size="10pt" officeooo:rsid="0db5d4ba" style:font-size-asian="10pt" style:font-size-complex="10pt"/>
    </style:style>
    <style:style style:name="T24" style:family="text">
      <style:text-properties fo:language="nl" fo:country="NL" style:language-asian="nl" style:country-asian="NL"/>
    </style:style>
    <style:style style:name="T25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officeooo:rsid="02f99a6c"/>
    </style:style>
    <style:style style:name="T28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51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b00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c03bf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c079e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db8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51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2b87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8c39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bdd6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11a40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a0517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d11a406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9f3d4" style:font-size-asian="12pt" style:language-asian="nl" style:country-asian="NL" style:font-style-asian="normal" style:font-name-complex="Bitstream Vera Sans" style:font-size-complex="12pt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b00fc" style:font-size-asian="12pt" style:language-asian="nl" style:country-asian="NL" style:font-style-asian="normal" style:font-name-complex="Bitstream Vera Sans" style:font-size-complex="12pt" style:font-style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style:font-size-asian="12pt" style:language-asian="nl" style:country-asian="NL" style:font-style-asian="normal" style:font-name-complex="Bitstream Vera Sans" style:font-size-complex="12pt" style:font-style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6b16b" style:font-size-asian="12pt" style:language-asian="nl" style:country-asian="NL" style:font-style-asian="normal" style:font-name-complex="Bitstream Vera Sans" style:font-size-complex="12pt" style:font-style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f43e2" style:font-size-asian="12pt" style:language-asian="nl" style:country-asian="NL" style:font-style-asian="normal" style:font-name-complex="Bitstream Vera Sans" style:font-size-complex="12pt" style:font-style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617b9d" style:font-size-asian="12pt" style:language-asian="nl" style:country-asian="NL" style:font-style-asian="normal" style:font-name-complex="Bitstream Vera Sans" style:font-size-complex="12pt" style:font-style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11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212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213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214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215" style:family="text">
      <style:text-properties fo:color="#000000" loext:opacity="100%" style:text-line-through-style="none" style:text-line-through-type="none" style:font-name="Liberation Sans" fo:font-size="12pt" style:text-underline-style="none" officeooo:rsid="0d2b3cbd" style:font-size-asian="12pt" style:font-size-complex="12pt"/>
    </style:style>
    <style:style style:name="T216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17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5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56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7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5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5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6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7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8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9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0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1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2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3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74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75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6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7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8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9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0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1" style:family="text">
      <style:text-properties fo:color="#000000" loext:opacity="100%" fo:language="nl" fo:country="NL" fo:font-weight="normal" officeooo:rsid="0def9a0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2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3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4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5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6" style:family="text">
      <style:text-properties fo:color="#000000" loext:opacity="100%" fo:language="nl" fo:country="NL" fo:font-weight="normal" officeooo:rsid="06ff7d7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7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88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89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90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9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8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9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2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03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4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5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fo:color="#000000" loext:opacity="100%" style:font-name="Liberation Sans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fo:color="#000000" loext:opacity="100%" style:font-name="Liberation Sans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fo:color="#000000" loext:opacity="100%" style:font-name="Liberation Sans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fo:color="#000000" loext:opacity="100%" style:font-name="Liberation Sans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5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16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17" style:family="text">
      <style:text-properties fo:color="#000000" loext:opacity="100%" style:font-name="Liberation Sans" fo:font-size="12pt" style:font-size-asian="12pt" style:font-size-complex="12pt"/>
    </style:style>
    <style:style style:name="T318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319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320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321" style:family="text">
      <style:text-properties fo:color="#000000" loext:opacity="100%" style:font-name="Liberation Sans" fo:font-size="12pt" style:text-underline-style="none" officeooo:rsid="0d11a406" style:font-size-asian="12pt" style:font-size-complex="12pt"/>
    </style:style>
    <style:style style:name="T322" style:family="text">
      <style:text-properties fo:color="#000000" loext:opacity="100%" style:font-name="Liberation Sans" fo:font-size="12pt" style:text-underline-style="none" officeooo:rsid="0bfb9903" style:font-size-asian="12pt" style:font-size-complex="12pt"/>
    </style:style>
    <style:style style:name="T323" style:family="text">
      <style:text-properties fo:color="#000000" loext:opacity="100%" style:font-name="Liberation Sans" fo:font-size="12pt" style:text-underline-style="none" officeooo:rsid="0941f476" style:font-size-asian="12pt" style:font-size-complex="12pt"/>
    </style:style>
    <style:style style:name="T324" style:family="text">
      <style:text-properties fo:color="#000000" loext:opacity="100%" style:font-name="Liberation Sans" fo:font-size="12pt" style:text-underline-style="none" officeooo:rsid="067ff87e" style:font-size-asian="12pt" style:font-size-complex="12pt"/>
    </style:style>
    <style:style style:name="T325" style:family="text">
      <style:text-properties fo:color="#000000" loext:opacity="100%" style:font-name="Liberation Sans" fo:font-size="12pt" style:text-underline-style="none" officeooo:rsid="06807e83" style:font-size-asian="12pt" style:font-size-complex="12pt"/>
    </style:style>
    <style:style style:name="T326" style:family="text">
      <style:text-properties fo:color="#000000" loext:opacity="100%" style:font-name="Liberation Sans" fo:font-size="12pt" style:text-underline-style="none" officeooo:rsid="0588721b" style:font-size-asian="12pt" style:font-size-complex="12pt"/>
    </style:style>
    <style:style style:name="T327" style:family="text">
      <style:text-properties fo:color="#000000" loext:opacity="100%" style:font-name="Liberation Sans" fo:font-size="12pt" style:text-underline-style="none" officeooo:rsid="0bd29e9a" style:font-size-asian="12pt" style:font-size-complex="12pt"/>
    </style:style>
    <style:style style:name="T328" style:family="text">
      <style:text-properties fo:color="#000000" loext:opacity="100%" style:font-name="Liberation Sans" fo:font-size="12pt" style:text-underline-style="none" officeooo:rsid="0e9fd222" style:font-size-asian="12pt" style:font-size-complex="12pt"/>
    </style:style>
    <style:style style:name="T329" style:family="text">
      <style:text-properties fo:color="#000000" loext:opacity="100%" style:font-name="Liberation Sans" fo:font-size="12pt" style:text-underline-style="none" officeooo:rsid="0e5dd5ae" style:font-size-asian="12pt" style:font-size-complex="12pt"/>
    </style:style>
    <style:style style:name="T330" style:family="text">
      <style:text-properties fo:color="#000000" loext:opacity="100%" style:font-name="Liberation Sans" fo:font-size="12pt" style:text-underline-style="none" officeooo:rsid="0e5e40e5" style:font-size-asian="12pt" style:font-size-complex="12pt"/>
    </style:style>
    <style:style style:name="T331" style:family="text">
      <style:text-properties fo:color="#000000" loext:opacity="100%" style:font-name="Liberation Sans" fo:font-size="12pt" style:text-underline-style="none" officeooo:rsid="0594b105" style:font-size-asian="12pt" style:font-size-complex="12pt"/>
    </style:style>
    <style:style style:name="T332" style:family="text">
      <style:text-properties fo:color="#000000" loext:opacity="100%" style:font-name="Liberation Sans" fo:font-size="12pt" style:text-underline-style="none" officeooo:rsid="0bd0b23f" style:font-size-asian="12pt" style:font-size-complex="12pt"/>
    </style:style>
    <style:style style:name="T333" style:family="text">
      <style:text-properties fo:color="#000000" loext:opacity="100%" style:font-name="Liberation Sans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34" style:family="text">
      <style:text-properties fo:color="#000000" loext:opacity="100%" style:font-name="Liberation Sans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35" style:family="text">
      <style:text-properties fo:color="#000000" loext:opacity="100%" style:font-name="Liberation Sans" fo:font-size="12pt" style:text-underline-style="none" fo:font-weight="bold" officeooo:rsid="0e9fd222" style:font-size-asian="12pt" style:font-weight-asian="bold" style:font-size-complex="12pt" style:font-weight-complex="bold"/>
    </style:style>
    <style:style style:name="T336" style:family="text">
      <style:text-properties fo:color="#000000" loext:opacity="100%" style:font-name="Liberation Sans" fo:font-size="12pt" style:text-underline-style="none" fo:font-weight="normal" officeooo:rsid="0bd29e9a" style:font-size-asian="12pt" style:font-weight-asian="normal" style:font-size-complex="12pt" style:font-weight-complex="normal"/>
    </style:style>
    <style:style style:name="T337" style:family="text">
      <style:text-properties fo:color="#000000" loext:opacity="100%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8" style:family="text">
      <style:text-properties fo:color="#000000" loext:opacity="100%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9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0" style:family="text">
      <style:text-properties fo:color="#000000" loext:opacity="100%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1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2" style:family="text">
      <style:text-properties fo:color="#000000" loext:opacity="100%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3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4" style:family="text">
      <style:text-properties fo:color="#000000" loext:opacity="100%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5" style:family="text">
      <style:text-properties fo:color="#000000" loext:opacity="100%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6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7" style:family="text">
      <style:text-properties fo:color="#000000" loext:opacity="100%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8" style:family="text">
      <style:text-properties fo:color="#000000" loext:opacity="100%" fo:font-size="10pt" fo:language="nl" fo:country="NL" officeooo:rsid="0e87ed4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2" style:family="text">
      <style:text-properties style:use-window-font-color="true" loext:opacity="0%" style:font-name="Liberation Sans" officeooo:rsid="047da547"/>
    </style:style>
    <style:style style:name="T353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4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5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56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57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8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9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0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1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2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3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4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5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6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7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8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9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0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71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72" style:family="text">
      <style:text-properties style:use-window-font-color="true" loext:opacity="0%" style:font-name="Liberation Sans" fo:font-size="12pt" style:font-size-asian="12pt" style:font-size-complex="12pt"/>
    </style:style>
    <style:style style:name="T373" style:family="text">
      <style:text-properties officeooo:rsid="04473353"/>
    </style:style>
    <style:style style:name="T374" style:family="text">
      <style:text-properties fo:font-weight="bold" style:font-weight-asian="bold" style:font-weight-complex="bold"/>
    </style:style>
    <style:style style:name="T375" style:family="text">
      <style:text-properties officeooo:rsid="0aace3cd"/>
    </style:style>
    <style:style style:name="T376" style:family="text">
      <style:text-properties fo:font-size="10pt" style:font-size-asian="10pt" style:font-size-complex="10pt"/>
    </style:style>
    <style:style style:name="T377" style:family="text">
      <style:text-properties officeooo:rsid="0394a435"/>
    </style:style>
    <style:style style:name="T378" style:family="text">
      <style:text-properties officeooo:rsid="0b668458"/>
    </style:style>
    <style:style style:name="T379" style:family="text">
      <style:text-properties officeooo:rsid="0c125172"/>
    </style:style>
    <style:style style:name="T38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8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2" style:family="text">
      <style:text-properties officeooo:rsid="0cf7e116"/>
    </style:style>
    <style:style style:name="T383" style:family="text">
      <style:text-properties officeooo:rsid="0b952edb"/>
    </style:style>
    <style:style style:name="T384" style:family="text">
      <style:text-properties officeooo:rsid="0dd7714a"/>
    </style:style>
    <style:style style:name="T385" style:family="text">
      <style:text-properties officeooo:rsid="0dd5c0d9"/>
    </style:style>
    <style:style style:name="T386" style:family="text">
      <style:text-properties officeooo:rsid="0dd5fde1"/>
    </style:style>
    <style:style style:name="T387" style:family="text">
      <style:text-properties officeooo:rsid="0e87ed43"/>
    </style:style>
    <style:style style:name="T388" style:family="text">
      <style:text-properties loext:padding="0.049cm" loext:border="0.31pt solid #000000"/>
    </style:style>
    <style:style style:name="T389" style:family="text">
      <style:text-properties officeooo:rsid="0ec3cb48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1" form:id="control11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4" form:id="control1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5" form:id="control15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7"><text:span text:style-name="T277">C</text:span><text:span text:style-name="T276">hecklist voor </text:span><text:span text:style-name="T278">de installatie</text:span><text:span text:style-name="T276"> van </text:span><text:reference-mark-start text:name="Distributie"/><text:span text:style-name="T279">Debian</text:span><text:reference-mark-end text:name="Distributie"/><text:span text:style-name="T280"> </text:span><text:span text:style-name="T281">GNU/Linux </text:span><text:reference-mark-start text:name="Versie"/><text:span text:style-name="T279">1</text:span><text:span text:style-name="T282">1</text:span><text:reference-mark-end text:name="Versie"/><text:span text:style-name="Strong_20_Emphasis"><text:span text:style-name="T313"> </text:span></text:span><text:span text:style-name="Strong_20_Emphasis"><text:span text:style-name="T314">LTS</text:span></text:span><text:span text:style-name="T283"><text:note text:id="ftn1" text:note-class="footnote"><text:note-citation>1</text:note-citation><text:note-body><text:p text:style-name="P30"><text:span text:style-name="T377">Deze versie heeft codenaam </text:span><text:span text:style-name="T337">B</text:span><text:span text:style-name="T338">ullseye</text:span><text:span text:style-name="T378"> </text:span><text:span text:style-name="T379">(</text:span><text:span text:style-name="T338">bullseye</text:span><text:span text:style-name="T379">)</text:span><text:span text:style-name="T378"> </text:span><text:span text:style-name="T339">en is een zogenaamde LTS-versie (</text:span><text:span text:style-name="T340">LTS=</text:span><text:span text:style-name="T339">Long-Term Support, langetermijnondersteuning). <text:s/></text:span><text:span text:style-name="T341">Deze</text:span><text:span text:style-name="T339"> LTS-versie versch</text:span><text:span text:style-name="T341">een </text:span><text:span text:style-name="T342">in </text:span><text:span text:style-name="T343">augustus</text:span><text:span text:style-name="T339"> 20</text:span><text:span text:style-name="T343">2</text:span><text:span text:style-name="T341">1</text:span><text:span text:style-name="T339"> en wordt vanaf vrijgave </text:span><text:span text:style-name="T342">vijf</text:span><text:span text:style-name="T339"> jaar ondersteund</text:span><text:span text:style-name="T344"> </text:span><text:span text:style-name="T339">(</text:span><text:span text:style-name="T345">updates </text:span><text:span text:style-name="T339">tot </text:span><text:span text:style-name="T343">augustus</text:span><text:span text:style-name="T341"> </text:span><text:span text:style-name="T339">202</text:span><text:span text:style-name="T343">6</text:span><text:span text:style-name="T344">)</text:span><text:span text:style-name="T346">.</text:span></text:p></text:note-body></text:note></text:span><text:span text:style-name="T284"> </text:span><text:reference-mark-start text:name="Editie"/><text:span text:style-name="T285">desktop</text:span><text:reference-mark-end text:name="Editie"/><text:span text:style-name="T286">.</text:span></text:p>
      <text:p text:style-name="P4"/>
      <text:p text:style-name="Standard"><text:span text:style-name="T38">Kijk op</text:span><text:span text:style-name="T305"> </text:span><text:a xlink:type="simple" xlink:href="https://karelzimmer.nl/" text:style-name="Internet_20_link" text:visited-style-name="Visited_20_Internet_20_Link"><text:span text:style-name="T9">karelzimmer.nl</text:span></text:a><text:span text:style-name="T305"> </text:span><text:span text:style-name="T349">voor</text:span><text:span text:style-name="T350"> </text:span><text:span text:style-name="T351">deze en andere </text:span><text:span text:style-name="T39">checklists, scripts, </text:span><text:span text:style-name="T40">en informatie</text:span><text:span text:style-name="T39">.</text:span></text:p>
      <text:p text:style-name="P4"/>
      <text:p text:style-name="P4"><text:span text:style-name="T29">D</text:span><text:span text:style-name="T28">it is een invulbare PD</text:span><text:span text:style-name="T30">F</text:span><text:span text:style-name="T28"> met tekst- en keuzevakken; </text:span><text:span text:style-name="T31">a</text:span><text:span text:style-name="T28">fdrukken is niet noodzakelijk.</text:span></text:p>
      <text:p text:style-name="P39"/>
      <text:p text:style-name="P38"><text:span text:style-name="T1">V</text:span><text:span text:style-name="T19">ul de waarden in het tekstvak achter de </text:span><text:span text:style-name="Definition"><text:span text:style-name="T8">schuingedrukte</text:span></text:span><text:span text:style-name="T1"> </text:span><text:span text:style-name="T20">woorden </text:span><text:span text:style-name="T352">(zie toelichting)</text:span><text:span text:style-name="T20">:</text:span></text:p>
      <text:p text:style-name="P33"><text:span text:style-name="Definition"><text:span text:style-name="T354">g</text:span></text:span><text:span text:style-name="Definition"><text:span text:style-name="T353">ebruiker</text:span></text:span><text:span text:style-name="Definition"><text:span text:style-name="T357"><text:tab/><text:tab/></text:span></text:span><text:span text:style-name="Definition"><text:span text:style-name="T372"> <text:tab/><text:tab/></text:span></text:span><text:span text:style-name="T358"><draw:control text:anchor-type="as-char" svg:y="-0.429cm" draw:z-index="11" draw:name="Gebruiker" draw:style-name="gr2" draw:text-style-name="P113" svg:width="6.061cm" svg:height="0.6cm" draw:control="control12"><svg:title>Gebruiker</svg:title><svg:desc>Volledige naam, bijv. Jan Stek</svg:desc></draw:control></text:span><text:span text:style-name="T358"><text:tab/></text:span><text:span text:style-name="T359">(</text:span><text:span text:style-name="T355">volledige naam, bijv. </text:span><text:span text:style-name="T370">J</text:span><text:span text:style-name="T371">a</text:span><text:span text:style-name="T370">n </text:span><text:span text:style-name="T371">Jansen</text:span><text:span text:style-name="T356">)</text:span></text:p>
      <text:p text:style-name="Standard"><text:span text:style-name="Definition"><text:span text:style-name="T354">g</text:span></text:span><text:span text:style-name="Definition"><text:span text:style-name="T353">ebruikersnaam<text:tab/></text:span></text:span><text:span text:style-name="Definition"><text:span text:style-name="T353"><draw:control text:anchor-type="as-char" svg:y="-0.429cm" draw:z-index="12" draw:name="Gberuikersnaam" draw:style-name="gr2" draw:text-style-name="P113" svg:width="6.061cm" svg:height="0.6cm" draw:control="control13"><svg:title>Gebruikersnaam</svg:title><svg:desc>Korte naam, bijv. jan</svg:desc></draw:control></text:span></text:span><text:span text:style-name="Definition"><text:span text:style-name="T353"><text:tab/></text:span></text:span><text:span text:style-name="T10">(korte naam, bijv. </text:span><text:span text:style-name="T303">j</text:span><text:span text:style-name="T304">a</text:span><text:span text:style-name="T303">n</text:span><text:span text:style-name="T10">)</text:span></text:p>
      <text:p text:style-name="P32"><text:span text:style-name="Definition"><text:span text:style-name="T361">c</text:span></text:span><text:span text:style-name="Definition"><text:span text:style-name="T360">omputernaam<text:tab/><text:tab/></text:span></text:span><text:span text:style-name="Definition"><text:span text:style-name="T358"><draw:control text:anchor-type="as-char" svg:y="-0.429cm" draw:z-index="13" draw:name="Computernaam" draw:style-name="gr2" draw:text-style-name="P113" svg:width="6.061cm" svg:height="0.6cm" draw:control="control14"><svg:title>Computernaam</svg:title><svg:desc>Unieke naam van de computer</svg:desc></draw:control></text:span></text:span><text:span text:style-name="Definition"><text:span text:style-name="T358"><text:tab/></text:span></text:span><text:span text:style-name="Definition"><text:span text:style-name="T364">(</text:span></text:span><text:span text:style-name="Definition"><text:span text:style-name="T365">naam van de compute</text:span></text:span><text:span text:style-name="Definition"><text:span text:style-name="T366">r, </text:span></text:span><text:span text:style-name="Definition"><text:span text:style-name="T367">bijv. pc01</text:span></text:span><text:span text:style-name="Definition"><text:span text:style-name="T364">)</text:span></text:span></text:p>
      <text:p text:style-name="P32"><text:span text:style-name="Definition"><text:span text:style-name="T354">o</text:span></text:span><text:span text:style-name="Definition"><text:span text:style-name="T353">pstartmenu</text:span></text:span><text:span text:style-name="Definition"><text:span text:style-name="T358"><text:tab/><text:tab/><text:tab/></text:span></text:span><text:span text:style-name="Definition"><text:span text:style-name="T358"><draw:control text:anchor-type="as-char" svg:y="-0.429cm" draw:z-index="14" draw:name="Opstartmenu" draw:style-name="gr2" draw:text-style-name="P113" svg:width="6.061cm" svg:height="0.6cm" draw:control="control15"><svg:title>Opstartmenu</svg:title><svg:desc>Toets voor het opstartmenu ("bootmenu")</svg:desc></draw:control></text:span></text:span><text:span text:style-name="Definition"><text:span text:style-name="T358"><text:tab/></text:span></text:span><text:span text:style-name="Definition"><text:span text:style-name="T364">(</text:span></text:span><text:span text:style-name="Definition"><text:span text:style-name="T365">to</text:span></text:span><text:span text:style-name="Definition"><text:span text:style-name="T368">ets voor het opstartmedium</text:span></text:span><text:span text:style-name="Definition"><text:span text:style-name="T369">)</text:span></text:span></text:p>
      <text:p text:style-name="P32"><text:span text:style-name="Definition"><text:span text:style-name="T362">i</text:span></text:span><text:span text:style-name="Definition"><text:span text:style-name="T363">nstellingen</text:span></text:span><text:span text:style-name="T364"><text:tab/> <text:tab/><text:tab/></text:span><text:span text:style-name="T364"><draw:control text:anchor-type="as-char" svg:y="-0.429cm" draw:z-index="10" draw:name="Instellingen" draw:style-name="gr2" draw:text-style-name="P113" svg:width="6.061cm" svg:height="0.6cm" draw:control="control11"><svg:title>Instellingen</svg:title><svg:desc>Toets voor het BIOS/UEFI-scherm ("setup")</svg:desc></draw:control></text:span><text:span text:style-name="T364"><text:tab/>(</text:span><text:span text:style-name="T365">toets voor het BIOS/UEFI-scherm</text:span><text:span text:style-name="T364">)</text:span></text:p>
      <text:p text:style-name="P34"><text:span text:style-name="T292">Vervang </text:span><text:span text:style-name="Definition"><text:span text:style-name="T12">schuingedrukte</text:span></text:span><text:span text:style-name="T292"> </text:span><text:span text:style-name="T293">woorden </text:span><text:span text:style-name="T292">in deze checklist door </text:span><text:span text:style-name="T293">boven</text:span><text:span text:style-name="T292">staande waarden.</text:span></text:p>
      <text:p text:style-name="P40"/>
      <text:p text:style-name="P35"><text:span text:style-name="Strong_20_Emphasis"><text:span text:style-name="T300"/></text:span></text:p>
      <text:p text:style-name="P36"><text:span text:style-name="T294">Nog niet op Linux?<text:tab/></text:span><text:span text:style-name="T297"><text:tab/></text:span><text:span text:style-name="T298">G</text:span><text:span text:style-name="T291">ebruik </text:span><text:span text:style-name="Strong_20_Emphasis"><text:span text:style-name="T302">Checklist migratie</text:span></text:span><text:span text:style-name="T291"> op </text:span><text:a xlink:type="simple" xlink:href="https://karelzimer.nl/" text:style-name="Internet_20_link" text:visited-style-name="Visited_20_Internet_20_Link"><text:span text:style-name="Internet_20_link"><text:span text:style-name="T11">karelzimmer.nl</text:span></text:span></text:a><text:span text:style-name="T295"> onder </text:span><text:span text:style-name="T301">Linux</text:span><text:span text:style-name="T296">.</text:span></text:p>
      <text:p text:style-name="P22"><text:span text:style-name="T271">Nieuwe installatie?<text:tab/></text:span><text:span text:style-name="T273"></text:span><text:span text:style-name="T275"><text:tab/></text:span><text:span text:style-name="T274">B</text:span><text:span text:style-name="T271">egin bij hoofdstuk </text:span><text:span text:style-name="T271"><text:bookmark-ref text:reference-format="page" text:ref-name="__RefNumPara__4009_1271708128">2</text:bookmark-ref></text:span><text:span text:style-name="T271"><text:s text:c="2"/></text:span><text:span text:style-name="T272"><text:bookmark-ref text:reference-format="text" text:ref-name="__RefNumPara__4009_1271708128">Installatie uitvoeren</text:bookmark-ref></text:span><text:span text:style-name="T272">.</text:span></text:p>
      <text:p text:style-name="P31"><text:span text:style-name="Strong_20_Emphasis"><text:span text:style-name="T299"/></text:span></text:p>
      <text:list xml:id="list3488583497" text:style-name="L1">
        <text:list-item>
          <text:p text:style-name="P108"><text:bookmark-start text:name="__RefNumPara__4083_1271708128"/>Installatie voorbereiden<text:bookmark-end text:name="__RefNumPara__4083_1271708128"/></text:p>
        </text:list-item>
      </text:list>
      <text:p text:style-name="P4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106"><text:span text:style-name="Strong_20_Emphasis"><text:span text:style-name="T65"><text:s/></text:span></text:span><text:span text:style-name="Strong_20_Emphasis"><text:span text:style-name="T120"><draw:control text:anchor-type="as-char" draw:z-index="25" draw:name="Vorm 1" draw:style-name="gr1" draw:text-style-name="P112" svg:width="0.35cm" svg:height="0.35cm" draw:control="control26"/></text:span></text:span></text:p>
          </table:table-cell>
          <table:table-cell table:style-name="_31_._5f_Installatie_5f_voorbereiden.A1" office:value-type="string">
            <text:p text:style-name="P105">Leg Wi<text:span text:style-name="T389">F</text:span>i-codes vast<text:span text:style-name="Strong_20_Emphasis"><text:span text:style-name="T119"><text:note text:id="ftn2" text:note-class="footnote"><text:note-citation>2</text:note-citation><text:note-body><text:p text:style-name="P100"><text:span text:style-name="User_20_Entry"><text:span text:style-name="T222">Via Terminalvenster: </text:span></text:span><text:span text:style-name="User_20_Entry"><text:span text:style-name="T269">sudo cat </text:span></text:span><text:span text:style-name="User_20_Entry"><text:span text:style-name="T270">/etc/NetworkManager/system-connections/</text:span></text:span><text:span text:style-name="User_20_Entry"><text:span text:style-name="T269">*</text:span></text:span></text:p></text:note-body></text:note></text:span></text:span><text:span text:style-name="Strong_20_Emphasis"><text:span text:style-name="T119">.</text:span></text:span></text:p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102"/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68"><text:span text:style-name="Strong_20_Emphasis"><text:span text:style-name="T65"><text:s/></text:span></text:span><text:span text:style-name="Strong_20_Emphasis"><text:span text:style-name="T120"><draw:control text:anchor-type="as-char" draw:z-index="0" draw:name="Vorm3" draw:style-name="gr1" draw:text-style-name="P11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02"><text:span text:style-name="Strong_20_Emphasis"><text:span text:style-name="T65">Aanmelden als </text:span></text:span><text:span text:style-name="Definition"><text:span text:style-name="T15">gebruike</text:span></text:span><text:span text:style-name="Definition"><text:span text:style-name="T16">r</text:span></text:span><text:span text:style-name="Strong_20_Emphasis"><text:span text:style-name="T66"><text:note text:id="ftn3" text:note-class="footnote"><text:note-citation>3</text:note-citation><text:note-body><text:p text:style-name="P27"><text:span text:style-name="T257">E</text:span><text:span text:style-name="T258">v</text:span><text:span text:style-name="T259">en</text:span><text:span text:style-name="T261">t</text:span><text:span text:style-name="T262">uele </text:span><text:span text:style-name="T263">extra </text:span><text:span text:style-name="T265">gebruiker</text:span><text:span text:style-name="T263">s aanmelden </text:span><text:span text:style-name="T264">en dezelfde stappen uitvoeren</text:span><text:span text:style-name="T260">.</text:span></text:p></text:note-body></text:note></text:span></text:span><text:span text:style-name="Strong_20_Emphasis"><text:span text:style-name="T66">.</text:span></text:span></text:p>
          </table:table-cell>
        </table:table-row>
        <table:table-row table:style-name="TableLine94831210742768">
          <table:table-cell table:style-name="_31_._5f_Installatie_5f_voorbereiden.A1" office:value-type="string">
            <text:p text:style-name="P61"><text:span text:style-name="Strong_20_Emphasis"><text:span text:style-name="T65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 table:style-name="TableLine94831210812864">
          <table:table-cell table:style-name="_31_._5f_Installatie_5f_voorbereiden.A1" office:value-type="string">
            <text:p text:style-name="P68"><text:span text:style-name="Strong_20_Emphasis"><text:span text:style-name="T65"><text:s/></text:span></text:span><text:span text:style-name="Strong_20_Emphasis"><text:span text:style-name="T120"><draw:control text:anchor-type="as-char" draw:z-index="15" draw:name="Vorm4" draw:style-name="gr1" draw:text-style-name="P112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65">Installeer </text:span></text:span><text:span text:style-name="Strong_20_Emphasis"><text:span text:style-name="T67">pakket kz</text:span></text:span><text:span text:style-name="Strong_20_Emphasis"><text:span text:style-name="T65"> </text:span></text:span><text:span text:style-name="Strong_20_Emphasis"><text:span text:style-name="T68">via via </text:span></text:span><text:span text:style-name="Strong_20_Emphasis"><text:span text:style-name="T70">een </text:span></text:span><text:span text:style-name="Strong_20_Emphasis"><text:span text:style-name="T71">druk op de </text:span></text:span><text:span text:style-name="Strong_20_Emphasis"><text:span text:style-name="T85">Super</text:span></text:span><text:span text:style-name="Strong_20_Emphasis"><text:span text:style-name="T71">-toets</text:span></text:span><text:span text:style-name="Strong_20_Emphasis"><text:span text:style-name="T71"><text:note text:id="ftn4" text:note-class="footnote"><text:note-citation>4</text:note-citation><text:note-body><text:p text:style-name="P24"><text:span text:style-name="T287">De </text:span><text:span text:style-name="T288">Super</text:span><text:span text:style-name="T287">-toets is de Windows</text:span><text:span text:style-name="T289">-</text:span><text:span text:style-name="T290">toets</text:span><text:span text:style-name="T287">, </text:span><text:span text:style-name="T289">C</text:span><text:span text:style-name="T287">ommand-</text:span><text:span text:style-name="T290">toets</text:span><text:span text:style-name="T287">, of </text:span><text:span text:style-name="T289">V</text:span><text:span text:style-name="T287">ergrootglas-toets.</text:span></text:p></text:note-body></text:note></text:span></text:span><text:span text:style-name="Strong_20_Emphasis"><text:span text:style-name="T70">, </text:span></text:span><text:span text:style-name="Strong_20_Emphasis"><text:span text:style-name="T72">t</text:span></text:span><text:span text:style-name="Strong_20_Emphasis"><text:span text:style-name="T73">yp </text:span></text:span><text:span text:style-name="Strong_20_Emphasis"><text:span text:style-name="T153">ter</text:span></text:span><text:span text:style-name="Strong_20_Emphasis"><text:span text:style-name="T154">m</text:span></text:span><text:span text:style-name="Strong_20_Emphasis"><text:span text:style-name="T74"> </text:span></text:span><text:span text:style-name="Strong_20_Emphasis"><text:span text:style-name="T75">e</text:span></text:span><text:span text:style-name="Strong_20_Emphasis"><text:span text:style-name="T68">n </text:span></text:span><text:span text:style-name="Strong_20_Emphasis"><text:span text:style-name="T76">k</text:span></text:span><text:span text:style-name="Strong_20_Emphasis"><text:span text:style-name="T68">lik op het pictogram van </text:span></text:span><text:span text:style-name="Strong_20_Emphasis"><text:span text:style-name="T155">Terminalvenster</text:span></text:span><text:span text:style-name="Strong_20_Emphasis"><text:span text:style-name="T77">.</text:span></text:span><text:span text:style-name="Strong_20_Emphasis"><text:span text:style-name="T74"> </text:span></text:span></text:p>
          </table:table-cell>
        </table:table-row>
        <table:table-row table:style-name="TableLine94831210741840">
          <table:table-cell table:style-name="_31_._5f_Installatie_5f_voorbereiden.A1" office:value-type="string">
            <text:p text:style-name="P72"><text:span text:style-name="Strong_20_Emphasis"><text:span text:style-name="T65"/></text:span></text:p>
          </table:table-cell>
          <table:table-cell table:style-name="_31_._5f_Installatie_5f_voorbereiden.A1" office:value-type="string">
            <text:p text:style-name="P78"><text:span text:style-name="T4">Typ</text:span><text:span text:style-name="Strong_20_Emphasis"><text:span text:style-name="T78">, of </text:span></text:span><text:span text:style-name="Strong_20_Emphasis"><text:span text:style-name="T74">kopieer en plak, de</text:span></text:span><text:span text:style-name="Strong_20_Emphasis"><text:span text:style-name="T79">z</text:span></text:span><text:span text:style-name="Strong_20_Emphasis"><text:span text:style-name="T74">e </text:span></text:span><text:span text:style-name="Strong_20_Emphasis"><text:span text:style-name="T80">drie </text:span></text:span><text:span text:style-name="Strong_20_Emphasis"><text:span text:style-name="T74">opdrachten, ieder gevolgd door de </text:span></text:span><text:span text:style-name="Strong_20_Emphasis"><text:span text:style-name="T69">Enter</text:span></text:span><text:span text:style-name="Strong_20_Emphasis"><text:span text:style-name="T68">-toets:<text:line-break/></text:span></text:span><text:span text:style-name="User_20_Entry"><text:span text:style-name="T266">sudo</text:span></text:span><text:span text:style-name="User_20_Entry"><text:span text:style-name="T267"> </text:span></text:span><text:span text:style-name="User_20_Entry"><text:span text:style-name="T266">apt install wget</text:span></text:span></text:p>
            <text:p text:style-name="P78"><text:span text:style-name="User_20_Entry"><text:span text:style-name="T267">wget karelzimmer.nl/</text:span></text:span><text:span text:style-name="User_20_Entry"><text:span text:style-name="T268">kz</text:span></text:span><text:span text:style-name="User_20_Entry"><text:span text:style-name="T267"><text:line-break/>bash </text:span></text:span><text:span text:style-name="User_20_Entry"><text:span text:style-name="T268">kz</text:span></text:span></text:p>
          </table:table-cell>
        </table:table-row>
        <table:table-row table:style-name="TableLine94831210744976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95"><text:span text:style-name="T3">V</text:span><text:span text:style-name="Strong_20_Emphasis"><text:span text:style-name="T81">olg </text:span></text:span><text:span text:style-name="Strong_20_Emphasis"><text:span text:style-name="T82">de aanwijzingen op het scherm.</text:span></text:span></text:p>
          </table:table-cell>
        </table:table-row>
        <table:table-row table:style-name="TableLine94831210786032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 table:style-name="TableLine94831210746256">
          <table:table-cell table:style-name="_31_._5f_Installatie_5f_voorbereiden.A1" office:value-type="string">
            <text:p text:style-name="P68"><text:span text:style-name="Strong_20_Emphasis"><text:span text:style-name="T65"><text:s/></text:span></text:span><text:span text:style-name="Strong_20_Emphasis"><text:span text:style-name="T120"><draw:control text:anchor-type="as-char" draw:z-index="1" draw:name="Vorm6" draw:style-name="gr1" draw:text-style-name="P112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70">Bereid de installatie voor </text:span></text:span><text:span text:style-name="Strong_20_Emphasis"><text:span text:style-name="T68">via </text:span></text:span><text:span text:style-name="Strong_20_Emphasis"><text:span text:style-name="T70">een </text:span></text:span><text:span text:style-name="Strong_20_Emphasis"><text:span text:style-name="T83">druk </text:span></text:span><text:span text:style-name="Strong_20_Emphasis"><text:span text:style-name="T84">op de </text:span></text:span><text:span text:style-name="Strong_20_Emphasis"><text:span text:style-name="T85">Super</text:span></text:span><text:span text:style-name="Strong_20_Emphasis"><text:span text:style-name="T84">-toets</text:span></text:span><text:span text:style-name="Strong_20_Emphasis"><text:span text:style-name="T35"><text:note-ref text:note-class="footnote" text:reference-format="text" text:ref-name="ftn4">4</text:note-ref></text:span></text:span><text:span text:style-name="Strong_20_Emphasis"><text:span text:style-name="T70">, </text:span></text:span><text:span text:style-name="Strong_20_Emphasis"><text:span text:style-name="T86">t</text:span></text:span><text:span text:style-name="Strong_20_Emphasis"><text:span text:style-name="T73">yp </text:span></text:span><text:span text:style-name="Strong_20_Emphasis"><text:span text:style-name="T156">men</text:span></text:span><text:span text:style-name="Strong_20_Emphasis"><text:span text:style-name="T157">u</text:span></text:span><text:span text:style-name="Strong_20_Emphasis"><text:span text:style-name="T71"> </text:span></text:span><text:span text:style-name="Strong_20_Emphasis"><text:span text:style-name="T87">e</text:span></text:span><text:span text:style-name="Strong_20_Emphasis"><text:span text:style-name="T68">n </text:span></text:span><text:span text:style-name="Strong_20_Emphasis"><text:span text:style-name="T76">k</text:span></text:span><text:span text:style-name="Strong_20_Emphasis"><text:span text:style-name="T68">lik op het pictogram van</text:span></text:span><text:span text:style-name="Strong_20_Emphasis"><text:span text:style-name="T121"> </text:span></text:span><text:span text:style-name="Strong_20_Emphasis"><text:span text:style-name="T181">Installatiem</text:span></text:span><text:span text:style-name="Strong_20_Emphasis"><text:span text:style-name="T182">enu</text:span></text:span><text:span text:style-name="Strong_20_Emphasis"><text:span text:style-name="T84">.</text:span></text:span></text:p>
          </table:table-cell>
        </table:table-row>
        <table:table-row table:style-name="TableLine94831210743584">
          <table:table-cell table:style-name="_31_._5f_Installatie_5f_voorbereiden.A1" office:value-type="string">
            <text:p text:style-name="P68"><text:span text:style-name="Strong_20_Emphasis"><text:span text:style-name="T65"/></text:span></text:p>
          </table:table-cell>
          <table:table-cell table:style-name="_31_._5f_Installatie_5f_voorbereiden.A1" office:value-type="string">
            <text:p text:style-name="P88"><text:span text:style-name="Strong_20_Emphasis"><text:span text:style-name="T88">K</text:span></text:span><text:span text:style-name="Strong_20_Emphasis"><text:span text:style-name="T89">ie</text:span></text:span><text:span text:style-name="Strong_20_Emphasis"><text:span text:style-name="T90">s</text:span></text:span><text:span text:style-name="Strong_20_Emphasis"><text:span text:style-name="T82"> </text:span></text:span><text:span text:style-name="Strong_20_Emphasis"><text:span text:style-name="T183">1</text:span></text:span><text:span text:style-name="Strong_20_Emphasis"><text:span text:style-name="T184"> </text:span></text:span><text:span text:style-name="Strong_20_Emphasis"><text:span text:style-name="T185">In</text:span></text:span><text:span text:style-name="Strong_20_Emphasis"><text:span text:style-name="T174">stallatie voorbereiden</text:span></text:span><text:span text:style-name="Strong_20_Emphasis"><text:span text:style-name="T91"> </text:span></text:span><text:span text:style-name="Strong_20_Emphasis"><text:span text:style-name="T92">en </text:span></text:span><text:span text:style-name="Strong_20_Emphasis"><text:span text:style-name="T93">v</text:span></text:span><text:span text:style-name="Strong_20_Emphasis"><text:span text:style-name="T82">olg de aanwijzingen op het scherm.</text:span></text:span></text:p>
          </table:table-cell>
        </table:table-row>
      </table:table>
      <text:p text:style-name="P43"/>
      <text:list xml:id="list201818046821248" text:continue-numbering="true" text:style-name="L1">
        <text:list-item>
          <text:p text:style-name="P109"><text:bookmark-start text:name="__RefNumPara__4009_1271708128"/>Installatie uitvoeren<text:bookmark-end text:name="__RefNumPara__4009_1271708128"/></text:p>
        </text:list-item>
      </text:list>
      <text:p text:style-name="P4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831210759520">
          <table:table-cell table:style-name="_32_._5f_Installatie_5f_uitvoeren.A1" office:value-type="string">
            <text:p text:style-name="P68"><text:span text:style-name="Strong_20_Emphasis"><text:span text:style-name="T65"><text:s/></text:span></text:span><text:span text:style-name="Strong_20_Emphasis"><text:span text:style-name="T120"><draw:control text:anchor-type="as-char" draw:z-index="2" draw:name="Vorm9" draw:style-name="gr1" draw:text-style-name="P112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80"><text:span text:style-name="T317">Start de computer op vanaf </text:span><text:span text:style-name="T318">een </text:span><text:span text:style-name="T318"><text:reference-ref text:reference-format="text" text:ref-name="Distributie">Debian</text:reference-ref></text:span><text:span text:style-name="T318"><text:s/></text:span><text:span text:style-name="Strong_20_Emphasis"><text:span text:style-name="T306"><text:reference-ref text:reference-format="text" text:ref-name="Versie">11</text:reference-ref></text:span></text:span><text:span text:style-name="Strong_20_Emphasis"><text:span text:style-name="T306"><text:s/></text:span></text:span><text:span text:style-name="T319">(</text:span><text:span text:style-name="T320">Live</text:span><text:span text:style-name="T211"><text:note text:id="ftn5" text:note-class="footnote"><text:note-citation>1</text:note-citation><text:note-body><text:p text:style-name="P28"><text:span text:style-name="T373">Vanaf ee</text:span>n Live <text:span text:style-name="T375">USB-stick of </text:span><text:span text:style-name="T347">CD</text:span><text:span text:style-name="T376"> </text:span>kunt <text:span text:style-name="T373">u opstarten en</text:span> met <text:reference-ref text:reference-format="text" text:ref-name="Distributie">Debian</text:reference-ref><text:s/>werken zonder deze te installeren.</text:p></text:note-body></text:note></text:span><text:span text:style-name="T212">)</text:span><text:span text:style-name="T210"> </text:span><text:span text:style-name="T213">GNOME</text:span><text:span text:style-name="T210"> </text:span><text:span text:style-name="T214">USB-stick</text:span><text:span text:style-name="T214"><text:note text:id="ftn6" text:note-class="footnote"><text:note-citation>2</text:note-citation><text:note-body><text:p text:style-name="P101"><text:span text:style-name="T21">D</text:span><text:span text:style-name="Strong_20_Emphasis"><text:span text:style-name="T223">ow</text:span></text:span><text:span text:style-name="Strong_20_Emphasis"><text:span text:style-name="T224">nload </text:span></text:span><text:span text:style-name="Strong_20_Emphasis"><text:span text:style-name="T218">e</text:span></text:span><text:span text:style-name="Strong_20_Emphasis"><text:span text:style-name="T225">e</text:span></text:span><text:span text:style-name="Strong_20_Emphasis"><text:span text:style-name="T226">n</text:span></text:span><text:span text:style-name="Strong_20_Emphasis"><text:span text:style-name="T255"> </text:span></text:span><text:span text:style-name="Strong_20_Emphasis"><text:span text:style-name="T224">Live CD </text:span></text:span><text:span text:style-name="Strong_20_Emphasis"><text:span text:style-name="T227">v</text:span></text:span><text:span text:style-name="Strong_20_Emphasis"><text:span text:style-name="T228">anaf</text:span></text:span><text:span text:style-name="Strong_20_Emphasis"><text:span text:style-name="T229"> </text:span></text:span><text:a xlink:type="simple" xlink:href="https://www.debian.org/CD/live/" text:style-name="Internet_20_link" text:visited-style-name="Visited_20_Internet_20_Link"><text:span text:style-name="Strong_20_Emphasis"><text:span text:style-name="T380">debian.org/cd/live</text:span></text:span></text:a><text:span text:style-name="Strong_20_Emphasis"><text:span text:style-name="T229">, blader naar beneden en klik op </text:span></text:span><text:span text:style-name="Strong_20_Emphasis"><text:span text:style-name="T243">unofficial live images for stable with firmware included</text:span></text:span><text:span text:style-name="Strong_20_Emphasis"><text:span text:style-name="T229">. Klik vervolgens door </text:span></text:span><text:span text:style-name="Strong_20_Emphasis"><text:span text:style-name="T219">naar</text:span></text:span><text:span text:style-name="Strong_20_Emphasis"><text:span text:style-name="T229"> </text:span></text:span><text:span text:style-name="Strong_20_Emphasis"><text:span text:style-name="T243">amd64</text:span></text:span><text:span text:style-name="Strong_20_Emphasis"><text:span text:style-name="T229"> en </text:span></text:span><text:span text:style-name="Strong_20_Emphasis"><text:span text:style-name="T243">iso-hybrid</text:span></text:span><text:span text:style-name="Strong_20_Emphasis"><text:span text:style-name="T229">. </text:span></text:span><text:span text:style-name="Strong_20_Emphasis"><text:span text:style-name="T219">D</text:span></text:span><text:span text:style-name="Strong_20_Emphasis"><text:span text:style-name="T230">aar aangekomen kies </text:span></text:span><text:span text:style-name="T244">debian-live-11</text:span><text:span text:style-name="T245">-</text:span><text:span text:style-name="T244">amd-64-</text:span><text:span text:style-name="T245">gnome</text:span><text:span text:style-name="T246">+non-fre</text:span><text:span text:style-name="T247">e</text:span><text:span text:style-name="T246">.iso</text:span><text:span text:style-name="Strong_20_Emphasis"><text:span text:style-name="T224">, </text:span></text:span><text:span text:style-name="Strong_20_Emphasis"><text:span text:style-name="T223">e</text:span></text:span><text:span text:style-name="Strong_20_Emphasis"><text:span text:style-name="T231">n </text:span></text:span><text:span text:style-name="T21">plaats een USB-stick </text:span><text:span text:style-name="T22">van </text:span><text:span text:style-name="T21">min</text:span><text:span text:style-name="T23">imaal </text:span><text:span text:style-name="T21">4 GB.</text:span></text:p><text:p text:style-name="P98"><text:span text:style-name="T21"><text:tab/></text:span><text:span text:style-name="Strong_20_Emphasis"><text:span text:style-name="T220">G</text:span></text:span><text:span text:style-name="Strong_20_Emphasis"><text:span text:style-name="T232">ebruik </text:span></text:span><text:span text:style-name="Strong_20_Emphasis"><text:span text:style-name="T233">het programma balenaEtche</text:span></text:span><text:span text:style-name="Strong_20_Emphasis"><text:span text:style-name="T234">r</text:span></text:span><text:span text:style-name="Strong_20_Emphasis"><text:span text:style-name="T233"> </text:span></text:span><text:span text:style-name="Strong_20_Emphasis"><text:span text:style-name="T235">(</text:span></text:span><text:a xlink:type="simple" xlink:href="https://www.balena.io/etcher/" text:style-name="Internet_20_link" text:visited-style-name="Visited_20_Internet_20_Link"><text:span text:style-name="Strong_20_Emphasis"><text:span text:style-name="T381">etcher.io</text:span></text:span></text:a><text:span text:style-name="Strong_20_Emphasis"><text:span text:style-name="T235">) </text:span></text:span><text:span text:style-name="Strong_20_Emphasis"><text:span text:style-name="T236">om de CD naar de USB-stick te schrijven</text:span></text:span><text:span text:style-name="Strong_20_Emphasis"><text:span text:style-name="T235">; </text:span></text:span><text:span text:style-name="Strong_20_Emphasis"><text:span text:style-name="T233">balenaEtche</text:span></text:span><text:span text:style-name="Strong_20_Emphasis"><text:span text:style-name="T234">r</text:span></text:span><text:span text:style-name="Strong_20_Emphasis"><text:span text:style-name="T237"> is</text:span></text:span><text:span text:style-name="Strong_20_Emphasis"><text:span text:style-name="T235"> </text:span></text:span><text:span text:style-name="Strong_20_Emphasis"><text:span text:style-name="T238">beschikbaar voor </text:span></text:span><text:span text:style-name="Strong_20_Emphasis"><text:span text:style-name="T239">Windows, </text:span></text:span><text:span text:style-name="Strong_20_Emphasis"><text:span text:style-name="T240">OS X</text:span></text:span><text:span text:style-name="Strong_20_Emphasis"><text:span text:style-name="T233">, </text:span></text:span><text:span text:style-name="Strong_20_Emphasis"><text:span text:style-name="T235">en </text:span></text:span><text:span text:style-name="Strong_20_Emphasis"><text:span text:style-name="T241">GNU/</text:span></text:span><text:span text:style-name="Strong_20_Emphasis"><text:span text:style-name="T233">Linux</text:span></text:span><text:span text:style-name="Strong_20_Emphasis"><text:span text:style-name="T242">.</text:span></text:span></text:p></text:note-body></text:note></text:span><text:span text:style-name="T214"> </text:span><text:span text:style-name="T215">of</text:span><text:span text:style-name="T214"> </text:span><text:span text:style-name="T205">C</text:span><text:span text:style-name="T214">D</text:span><text:span text:style-name="T214"><text:note text:id="ftn7" text:note-class="footnote"><text:note-citation>3</text:note-citation><text:note-body><text:p text:style-name="P23">Telkens u in deze checklist “CD” tegenkomt, geldt dit zowel voor CD's, DVD's als BD's, omdat vanuit het oogpunt van het besturingssysteem al deze technologieën helemaal hetzelfde zijn.</text:p></text:note-body></text:note></text:span><text:span text:style-name="T210">.</text:span></text:p>
            <text:p text:style-name="P63"><text:span text:style-name="T216">Opstartmenu/</text:span><text:span text:style-name="T217">boot menu</text:span><text:span text:style-name="T216"> </text:span><text:span text:style-name="T210">via </text:span><text:span text:style-name="Definition"><text:span text:style-name="T5">opstartmenu</text:span></text:span><text:span text:style-name="T210">, </text:span><text:span text:style-name="T216">instellingen/</text:span><text:span text:style-name="T217">setup</text:span><text:span text:style-name="T210"> via </text:span><text:span text:style-name="Definition"><text:span text:style-name="T5">instellingen</text:span></text:span><text:span text:style-name="T210">.</text:span></text:p>
          </table:table-cell>
        </table:table-row>
        <table:table-row table:style-name="TableLine94831210852480">
          <table:table-cell table:style-name="_32_._5f_Installatie_5f_uitvoeren.A1" office:value-type="string">
            <text:p text:style-name="P68"><text:span text:style-name="Strong_20_Emphasis"><text:span text:style-name="T65"/></text:span></text:p>
          </table:table-cell>
          <table:table-cell table:style-name="_32_._5f_Installatie_5f_uitvoeren.A1" office:value-type="string">
            <text:p text:style-name="P48"><text:span text:style-name="Strong_20_Emphasis"><text:span text:style-name="T123">K</text:span></text:span><text:span text:style-name="Strong_20_Emphasis"><text:span text:style-name="T124">ies </text:span></text:span><text:span text:style-name="Strong_20_Emphasis"><text:span text:style-name="T125">eerste keuze </text:span></text:span><text:span text:style-name="Strong_20_Emphasis"><text:span text:style-name="T126">en druk op de </text:span></text:span><text:span text:style-name="Strong_20_Emphasis"><text:span text:style-name="T127">Enter</text:span></text:span><text:span text:style-name="Strong_20_Emphasis"><text:span text:style-name="T126">-toets.</text:span></text:span></text:p>
          </table:table-cell>
        </table:table-row>
        <table:table-row table:style-name="TableLine94831211087120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1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1"><text:span text:style-name="Strong_20_Emphasis"><text:span text:style-name="T65"><text:s/></text:span></text:span><text:span text:style-name="Strong_20_Emphasis"><text:span text:style-name="T120"><draw:control text:anchor-type="as-char" draw:z-index="19" draw:name="Vorm11_0" draw:style-name="gr1" draw:text-style-name="P112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54"><text:span text:style-name="Strong_20_Emphasis"><text:span text:style-name="T41">O</text:span></text:span><text:span text:style-name="Strong_20_Emphasis"><text:span text:style-name="T42">p </text:span></text:span><text:span text:style-name="Strong_20_Emphasis"><text:span text:style-name="T43">d</text:span></text:span><text:span text:style-name="Strong_20_Emphasis"><text:span text:style-name="T42">e</text:span></text:span><text:span text:style-name="Strong_20_Emphasis"><text:span text:style-name="T44"> </text:span></text:span><text:span text:style-name="Strong_20_Emphasis"><text:span text:style-name="T42">scherm</text:span></text:span><text:span text:style-name="Strong_20_Emphasis"><text:span text:style-name="T43">en</text:span></text:span><text:span text:style-name="Strong_20_Emphasis"><text:span text:style-name="T42"> </text:span></text:span><text:span text:style-name="Strong_20_Emphasis"><text:span text:style-name="T166">Welcom</text:span></text:span><text:span text:style-name="Strong_20_Emphasis"><text:span text:style-name="T193">e</text:span></text:span><text:span text:style-name="Strong_20_Emphasis"><text:span text:style-name="T145"> </text:span></text:span><text:span text:style-name="Strong_20_Emphasis"><text:span text:style-name="T146">en </text:span></text:span><text:span text:style-name="Strong_20_Emphasis"><text:span text:style-name="T194">Typing </text:span></text:span><text:span text:style-name="Strong_20_Emphasis"><text:span text:style-name="T133">klik op </text:span></text:span><text:span text:style-name="Strong_20_Emphasis"><text:span text:style-name="T194">N</text:span></text:span><text:span text:style-name="Strong_20_Emphasis"><text:span text:style-name="T166">ext</text:span></text:span><text:span text:style-name="Strong_20_Emphasis"><text:span text:style-name="T133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9"><text:span text:style-name="Strong_20_Emphasis"><text:span text:style-name="T45">Als het scherm </text:span></text:span><text:span text:style-name="Strong_20_Emphasis"><text:span text:style-name="T168">Wi-Fi</text:span></text:span><text:span text:style-name="Strong_20_Emphasis"><text:span text:style-name="T45"> verschijnt, kies een draadloos netwerk, maak verbinding, en klik op</text:span></text:span><text:span text:style-name="Strong_20_Emphasis"><text:span text:style-name="T133"> </text:span></text:span><text:span text:style-name="Strong_20_Emphasis"><text:span text:style-name="T194">N</text:span></text:span><text:span text:style-name="Strong_20_Emphasis"><text:span text:style-name="T166">ext</text:span></text:span><text:span text:style-name="Strong_20_Emphasis"><text:span text:style-name="T133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6"><text:span text:style-name="Strong_20_Emphasis"><text:span text:style-name="T41">O</text:span></text:span><text:span text:style-name="Strong_20_Emphasis"><text:span text:style-name="T42">p het</text:span></text:span><text:span text:style-name="Strong_20_Emphasis"><text:span text:style-name="T44"> </text:span></text:span><text:span text:style-name="Strong_20_Emphasis"><text:span text:style-name="T42">scherm </text:span></text:span><text:span text:style-name="Strong_20_Emphasis"><text:span text:style-name="T194">Privacy</text:span></text:span><text:span text:style-name="Strong_20_Emphasis"><text:span text:style-name="T145"> </text:span></text:span><text:span text:style-name="Strong_20_Emphasis"><text:span text:style-name="T133">klik op </text:span></text:span><text:span text:style-name="Strong_20_Emphasis"><text:span text:style-name="T194">Next</text:span></text:span><text:span text:style-name="Strong_20_Emphasis"><text:span text:style-name="T133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7"><text:span text:style-name="Strong_20_Emphasis"><text:span text:style-name="T128">O</text:span></text:span><text:span text:style-name="Strong_20_Emphasis"><text:span text:style-name="T134">p het scherm </text:span></text:span><text:span text:style-name="Strong_20_Emphasis"><text:span text:style-name="T173">Connect Your Online Accounts</text:span></text:span><text:span text:style-name="Strong_20_Emphasis"><text:span text:style-name="T134"> </text:span></text:span><text:span text:style-name="Strong_20_Emphasis"><text:span text:style-name="T135">klik </text:span></text:span><text:span text:style-name="Strong_20_Emphasis"><text:span text:style-name="T134">op </text:span></text:span><text:span text:style-name="Strong_20_Emphasis"><text:span text:style-name="T173">Skip</text:span></text:span><text:span text:style-name="Strong_20_Emphasis"><text:span text:style-name="T134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5"><text:span text:style-name="Strong_20_Emphasis"><text:span text:style-name="T41">O</text:span></text:span><text:span text:style-name="Strong_20_Emphasis"><text:span text:style-name="T42">p het</text:span></text:span><text:span text:style-name="Strong_20_Emphasis"><text:span text:style-name="T44"> </text:span></text:span><text:span text:style-name="Strong_20_Emphasis"><text:span text:style-name="T42">scherm </text:span></text:span><text:span text:style-name="Strong_20_Emphasis"><text:span text:style-name="T193">Setup Complete</text:span></text:span><text:span text:style-name="Strong_20_Emphasis"><text:span text:style-name="T195"> </text:span></text:span><text:span text:style-name="Strong_20_Emphasis"><text:span text:style-name="T133">klik op </text:span></text:span><text:span text:style-name="Strong_20_Emphasis"><text:span text:style-name="T193">Start Using Debian GNU/Linux</text:span></text:span><text:span text:style-name="Strong_20_Emphasis"><text:span text:style-name="T133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5"><text:span text:style-name="Strong_20_Emphasis"><text:span text:style-name="T46">Sluit het scherm </text:span></text:span><text:span text:style-name="Strong_20_Emphasis"><text:span text:style-name="T196">Getting Started</text:span></text:span><text:span text:style-name="Strong_20_Emphasis"><text:span text:style-name="T46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 table:style-name="TableLine94831211089424">
          <table:table-cell table:style-name="_32_._5f_Installatie_5f_uitvoeren.A1" office:value-type="string">
            <text:p text:style-name="P76"><text:span text:style-name="Strong_20_Emphasis"><text:span text:style-name="T65"><text:s/></text:span></text:span><text:span text:style-name="Strong_20_Emphasis"><text:span text:style-name="T120"><draw:control text:anchor-type="as-char" draw:z-index="17" draw:name="Vorm13_1" draw:style-name="gr1" draw:text-style-name="P112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85"><text:span text:style-name="Strong_20_Emphasis"><text:span text:style-name="T47">Start de installatie</text:span></text:span><text:span text:style-name="Strong_20_Emphasis"><text:span text:style-name="T136"> </text:span></text:span><text:span text:style-name="Strong_20_Emphasis"><text:span text:style-name="T68">via </text:span></text:span><text:span text:style-name="Strong_20_Emphasis"><text:span text:style-name="T70">een </text:span></text:span><text:span text:style-name="Strong_20_Emphasis"><text:span text:style-name="T94">klik op </text:span></text:span><text:span text:style-name="Strong_20_Emphasis"><text:span text:style-name="T158">Activities</text:span></text:span><text:span text:style-name="Strong_20_Emphasis"><text:span text:style-name="T94"> en </text:span></text:span><text:span text:style-name="Strong_20_Emphasis"><text:span text:style-name="T95">een </text:span></text:span><text:span text:style-name="Strong_20_Emphasis"><text:span text:style-name="T94">klik op</text:span></text:span><text:span text:style-name="Strong_20_Emphasis"><text:span text:style-name="T96"> </text:span></text:span><text:span text:style-name="Strong_20_Emphasis"><text:span text:style-name="T159">Install Debian</text:span></text:span><text:span text:style-name="Strong_20_Emphasis"><text:span text:style-name="T48">.</text:span></text:span></text:p>
          </table:table-cell>
        </table:table-row>
        <table:table-row table:style-name="TableLine94831211089712">
          <table:table-cell table:style-name="_32_._5f_Installatie_5f_uitvoeren.A1" office:value-type="string">
            <text:p text:style-name="P68"><text:span text:style-name="Strong_20_Emphasis"><text:span text:style-name="T65"/></text:span></text:p>
          </table:table-cell>
          <table:table-cell table:style-name="_32_._5f_Installatie_5f_uitvoeren.A1" office:value-type="string">
            <text:p text:style-name="P82"><text:span text:style-name="Strong_20_Emphasis"><text:span text:style-name="T47">Bij </text:span></text:span><text:span text:style-name="Strong_20_Emphasis"><text:span text:style-name="T169">Welcome</text:span></text:span><text:span text:style-name="Strong_20_Emphasis"><text:span text:style-name="T47"> kies </text:span></text:span><text:span text:style-name="Strong_20_Emphasis"><text:span text:style-name="T169">Nederlands</text:span></text:span><text:span text:style-name="Strong_20_Emphasis"><text:span text:style-name="T47"> en klik op </text:span></text:span><text:span text:style-name="Strong_20_Emphasis"><text:span text:style-name="T169">Volgende</text:span></text:span><text:span text:style-name="Strong_20_Emphasis"><text:span text:style-name="T47">.</text:span></text:span></text:p>
          </table:table-cell>
        </table:table-row>
        <table:table-row table:style-name="TableLine94831211090000">
          <table:table-cell table:style-name="_32_._5f_Installatie_5f_uitvoeren.A1" office:value-type="string">
            <text:p text:style-name="P84"><text:span text:style-name="Strong_20_Emphasis"><text:span text:style-name="T65"/></text:span></text:p>
          </table:table-cell>
          <table:table-cell table:style-name="_32_._5f_Installatie_5f_uitvoeren.A1" office:value-type="string">
            <text:p text:style-name="P9">Bij <text:span text:style-name="T374">Locatie</text:span> kies bij <text:span text:style-name="T374">Regio</text:span> voor <text:span text:style-name="T374">Europa</text:span> en klik op <text:span text:style-name="T374">Volgende</text:span>.</text:p>
          </table:table-cell>
        </table:table-row>
        <table:table-row table:style-name="TableLine94831211090288">
          <table:table-cell table:style-name="_32_._5f_Installatie_5f_uitvoeren.A1" office:value-type="string">
            <text:p text:style-name="P84"><text:span text:style-name="Strong_20_Emphasis"><text:span text:style-name="T65"/></text:span></text:p>
          </table:table-cell>
          <table:table-cell table:style-name="_32_._5f_Installatie_5f_uitvoeren.A1" office:value-type="string">
            <text:p text:style-name="P9">Bij <text:span text:style-name="T374">Toetsenbord</text:span> kies <text:span text:style-name="T374">English (US)</text:span> en klik op <text:span text:style-name="T374">Volgende</text:span>.</text:p>
          </table:table-cell>
        </table:table-row>
        <table:table-row table:style-name="TableLine94831211090576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 table:style-name="TableLine94831211090864">
          <table:table-cell table:style-name="_32_._5f_Installatie_5f_uitvoeren.A1" office:value-type="string">
            <text:p text:style-name="P84"><text:span text:style-name="Strong_20_Emphasis"><text:span text:style-name="T65"><text:s/></text:span></text:span><text:span text:style-name="Strong_20_Emphasis"><text:span text:style-name="T120"><draw:control text:anchor-type="as-char" draw:z-index="20" draw:name="Vorm13_4" draw:style-name="gr1" draw:text-style-name="P112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82"><text:span text:style-name="T6">Bij </text:span><text:span text:style-name="T18">Partities</text:span><text:span text:style-name="T6"> </text:span><text:span text:style-name="T315">selecteer</text:span><text:span text:style-name="T6"> </text:span><text:span text:style-name="T7">de </text:span><text:span text:style-name="T6">gewenste </text:span><text:span text:style-name="T316">optie</text:span><text:span text:style-name="Strong_20_Emphasis"><text:span text:style-name="T47"> </text:span></text:span><text:span text:style-name="Strong_20_Emphasis"><text:span text:style-name="T49">en klik op </text:span></text:span><text:span text:style-name="Strong_20_Emphasis"><text:span text:style-name="T170">Volgende</text:span></text:span><text:span text:style-name="Strong_20_Emphasis"><text:span text:style-name="T49">.</text:span></text:span></text:p>
          </table:table-cell>
        </table:table-row>
        <table:table-row table:style-name="TableLine94831211091152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831211091440">
          <table:table-cell table:style-name="_32_._5f_Installatie_5f_uitvoeren.A1" office:value-type="string">
            <text:p text:style-name="P68"><text:span text:style-name="Strong_20_Emphasis"><text:span text:style-name="T65"><text:s/></text:span></text:span><text:span text:style-name="Strong_20_Emphasis"><text:span text:style-name="T120"><draw:control text:anchor-type="as-char" draw:z-index="3" draw:name="Vorm13" draw:style-name="gr1" draw:text-style-name="P112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83"><text:span text:style-name="Strong_20_Emphasis"><text:span text:style-name="T129">Bij </text:span></text:span><text:span text:style-name="Strong_20_Emphasis"><text:span text:style-name="T167">Gebruikers</text:span></text:span><text:span text:style-name="Strong_20_Emphasis"><text:span text:style-name="T129"> vul in </text:span></text:span><text:span text:style-name="Strong_20_Emphasis"><text:span text:style-name="T171">Wat is je naam?</text:span></text:span><text:span text:style-name="Strong_20_Emphasis"><text:span text:style-name="T50"> </text:span></text:span><text:span text:style-name="Definition"><text:span text:style-name="T13">gebruiker</text:span></text:span><text:span text:style-name="Strong_20_Emphasis"><text:span text:style-name="T117">,</text:span></text:span><text:span text:style-name="Strong_20_Emphasis"><text:span text:style-name="T51"> </text:span></text:span><text:span text:style-name="Strong_20_Emphasis"><text:span text:style-name="T171">Welke naam wil je gebruiken om in te loggen?</text:span></text:span><text:span text:style-name="Strong_20_Emphasis"><text:span text:style-name="T51"> </text:span></text:span><text:span text:style-name="Definition"><text:span text:style-name="T14">gebruikers</text:span></text:span><text:span text:style-name="Definition"><text:span text:style-name="T13">naam</text:span></text:span><text:span text:style-name="Strong_20_Emphasis"><text:span text:style-name="T47">, </text:span></text:span><text:span text:style-name="Strong_20_Emphasis"><text:span text:style-name="T172">Wat is de </text:span></text:span><text:span text:style-name="Strong_20_Emphasis"><text:span text:style-name="T171">naam van deze </text:span></text:span><text:span text:style-name="Strong_20_Emphasis"><text:span text:style-name="T172">computer</text:span></text:span><text:span text:style-name="Strong_20_Emphasis"><text:span text:style-name="T52"> </text:span></text:span><text:span text:style-name="Definition"><text:span text:style-name="T13">computernaam</text:span></text:span><text:span text:style-name="Strong_20_Emphasis"><text:span text:style-name="T50">, </text:span></text:span><text:span text:style-name="Strong_20_Emphasis"><text:span text:style-name="T51">v</text:span></text:span><text:span text:style-name="Strong_20_Emphasis"><text:span text:style-name="T50">ul </text:span></text:span><text:span text:style-name="Strong_20_Emphasis"><text:span text:style-name="T53">tweemaal het wachtwoord </text:span></text:span><text:span text:style-name="Strong_20_Emphasis"><text:span text:style-name="T50">in</text:span></text:span><text:span text:style-name="Strong_20_Emphasis"><text:span text:style-name="T150">,</text:span></text:span><text:span text:style-name="Strong_20_Emphasis"><text:span text:style-name="T50"> </text:span></text:span><text:span text:style-name="Strong_20_Emphasis"><text:span text:style-name="T54">en </text:span></text:span><text:span text:style-name="Strong_20_Emphasis"><text:span text:style-name="T50">kl</text:span></text:span><text:span text:style-name="Strong_20_Emphasis"><text:span text:style-name="T41">ik op </text:span></text:span><text:span text:style-name="Strong_20_Emphasis"><text:span text:style-name="T175">V</text:span></text:span><text:span text:style-name="Strong_20_Emphasis"><text:span text:style-name="T176">olgende</text:span></text:span><text:span text:style-name="Strong_20_Emphasis"><text:span text:style-name="T41">.</text:span></text:span></text:p>
          </table:table-cell>
        </table:table-row>
        <table:table-row table:style-name="TableLine94831211091728"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831211092016">
          <table:table-cell table:style-name="_32_._5f_Installatie_5f_uitvoeren.A1" office:value-type="string">
            <text:p text:style-name="P68"><text:span text:style-name="Strong_20_Emphasis"><text:span text:style-name="T65"><text:s/></text:span></text:span><text:span text:style-name="Strong_20_Emphasis"><text:span text:style-name="T120"><draw:control text:anchor-type="as-char" draw:z-index="4" draw:name="Vorm14" draw:style-name="gr1" draw:text-style-name="P112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71"><text:span text:style-name="Strong_20_Emphasis"><text:span text:style-name="T55">Bij </text:span></text:span><text:span text:style-name="Strong_20_Emphasis"><text:span text:style-name="T197">Samenvatting</text:span></text:span><text:span text:style-name="Strong_20_Emphasis"><text:span text:style-name="T147"> </text:span></text:span><text:span text:style-name="Strong_20_Emphasis"><text:span text:style-name="T148">controleer het overzicht en</text:span></text:span><text:span text:style-name="Strong_20_Emphasis"><text:span text:style-name="T54"> </text:span></text:span><text:span text:style-name="Strong_20_Emphasis"><text:span text:style-name="T50">kl</text:span></text:span><text:span text:style-name="Strong_20_Emphasis"><text:span text:style-name="T41">ik op </text:span></text:span><text:span text:style-name="Strong_20_Emphasis"><text:span text:style-name="T177">Installeer</text:span></text:span><text:span text:style-name="Strong_20_Emphasis"><text:span text:style-name="T41">.</text:span></text:span></text:p>
          </table:table-cell>
        </table:table-row>
        <table:table-row table:style-name="TableLine94831211092304">
          <table:table-cell table:style-name="_32_._5f_Installatie_5f_uitvoeren.A1" office:value-type="string">
            <text:p text:style-name="P86"><text:span text:style-name="Strong_20_Emphasis"><text:span text:style-name="T65"/></text:span></text:p>
          </table:table-cell>
          <table:table-cell table:style-name="_32_._5f_Installatie_5f_uitvoeren.A1" office:value-type="string">
            <text:p text:style-name="P86"><text:span text:style-name="Strong_20_Emphasis"><text:span text:style-name="T55">Bij </text:span></text:span><text:span text:style-name="Strong_20_Emphasis"><text:span text:style-name="T198">Beëindigen</text:span></text:span><text:span text:style-name="Strong_20_Emphasis"><text:span text:style-name="T147"> </text:span></text:span><text:span text:style-name="Strong_20_Emphasis"><text:span text:style-name="T50">kl</text:span></text:span><text:span text:style-name="Strong_20_Emphasis"><text:span text:style-name="T41">ik op </text:span></text:span><text:span text:style-name="Strong_20_Emphasis"><text:span text:style-name="T178">Voltooid</text:span></text:span><text:span text:style-name="Strong_20_Emphasis"><text:span text:style-name="T41">.</text:span></text:span></text:p>
          </table:table-cell>
        </table:table-row>
        <table:table-row table:style-name="TableLine94831211092592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41"/>
          </table:table-cell>
        </table:table-row>
        <table:table-row table:style-name="TableLine94831211093104">
          <table:table-cell table:style-name="_32_._5f_Installatie_5f_uitvoeren.A1" office:value-type="string">
            <text:p text:style-name="P68"><text:span text:style-name="Strong_20_Emphasis"><text:span text:style-name="T65"><text:s/></text:span></text:span><text:span text:style-name="Strong_20_Emphasis"><text:span text:style-name="T120"><draw:control text:anchor-type="as-char" draw:z-index="5" draw:name="Vorm20" draw:style-name="gr1" draw:text-style-name="P112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49"><text:span text:style-name="Strong_20_Emphasis"><text:span text:style-name="T137">Verwijder </text:span></text:span><text:span text:style-name="Strong_20_Emphasis"><text:span text:style-name="T138">het </text:span></text:span><text:span text:style-name="Strong_20_Emphasis"><text:span text:style-name="T137">installatiemedium (</text:span></text:span><text:span text:style-name="Strong_20_Emphasis"><text:span text:style-name="T139">USB-stick of </text:span></text:span><text:span text:style-name="Strong_20_Emphasis"><text:span text:style-name="T130">C</text:span></text:span><text:span text:style-name="Strong_20_Emphasis"><text:span text:style-name="T139">D</text:span></text:span><text:span text:style-name="Strong_20_Emphasis"><text:span text:style-name="T37"><text:note-ref text:note-class="footnote" text:reference-format="text" text:ref-name="ftn7">3</text:note-ref></text:span></text:span><text:span text:style-name="Strong_20_Emphasis"><text:span text:style-name="T137">) </text:span></text:span><text:span text:style-name="Strong_20_Emphasis"><text:span text:style-name="T140">en</text:span></text:span><text:span text:style-name="Strong_20_Emphasis"><text:span text:style-name="T137"> </text:span></text:span><text:span text:style-name="Strong_20_Emphasis"><text:span text:style-name="T141">druk </text:span></text:span><text:span text:style-name="Strong_20_Emphasis"><text:span text:style-name="T142">op</text:span></text:span><text:span text:style-name="Strong_20_Emphasis"><text:span text:style-name="T141"> </text:span></text:span><text:span text:style-name="Strong_20_Emphasis"><text:span text:style-name="T126">de </text:span></text:span><text:span text:style-name="Strong_20_Emphasis"><text:span text:style-name="T127">Enter</text:span></text:span><text:span text:style-name="Strong_20_Emphasis"><text:span text:style-name="T126">-toets</text:span></text:span><text:span text:style-name="Strong_20_Emphasis"><text:span text:style-name="T143">.</text:span></text:span></text:p>
          </table:table-cell>
        </table:table-row>
      </table:table>
      <text:p text:style-name="P62"><text:span text:style-name="Strong_20_Emphasis"><text:span text:style-name="T141"/></text:span></text:p>
      <text:list xml:id="list201817756421864" text:continue-numbering="true" text:style-name="L1">
        <text:list-item>
          <text:p text:style-name="P111"><text:span text:style-name="Strong_20_Emphasis"><text:span text:style-name="T199">Installatie </text:span></text:span><text:span text:style-name="Strong_20_Emphasis"><text:span text:style-name="T200">afronden</text:span></text:span></text:p>
        </text:list-item>
      </text:list>
      <text:p text:style-name="P64"><text:span text:style-name="Strong_20_Emphasis"><text:span text:style-name="T5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831211046592">
          <table:table-cell table:style-name="_33_._5f_Installatie_5f_afronden.A1" office:value-type="string">
            <text:p text:style-name="P69"><text:span text:style-name="Strong_20_Emphasis"><text:span text:style-name="T65"><text:s/></text:span></text:span><text:span text:style-name="Strong_20_Emphasis"><text:span text:style-name="T120"><draw:control text:anchor-type="as-char" draw:z-index="6" draw:name="Vorm22" draw:style-name="gr1" draw:text-style-name="P112" svg:width="0.35cm" svg:height="0.35cm" draw:control="control7"/></text:span></text:span></text:p>
          </table:table-cell>
          <table:table-cell table:style-name="_33_._5f_Installatie_5f_afronden.A1" office:value-type="string">
            <text:p text:style-name="P67"><text:span text:style-name="Strong_20_Emphasis"><text:span text:style-name="T56">Aanmelden als </text:span></text:span><text:span text:style-name="Definition"><text:span text:style-name="T13">gebruiker</text:span></text:span><text:span text:style-name="Strong_20_Emphasis"><text:span text:style-name="T56">.</text:span></text:span></text:p>
          </table:table-cell>
        </table:table-row>
        <table:table-row table:style-name="TableLine94831211244320"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831211153520">
          <table:table-cell table:style-name="_33_._5f_Installatie_5f_afronden.A1" office:value-type="string">
            <text:p text:style-name="P79"><text:span text:style-name="Strong_20_Emphasis"><text:span text:style-name="T65"><text:s/></text:span></text:span><text:span text:style-name="Strong_20_Emphasis"><text:span text:style-name="T120"><draw:control text:anchor-type="as-char" draw:z-index="18" draw:name="Vorm22_1" draw:style-name="gr1" draw:text-style-name="P112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50"><text:span text:style-name="Strong_20_Emphasis"><text:span text:style-name="T41">O</text:span></text:span><text:span text:style-name="Strong_20_Emphasis"><text:span text:style-name="T42">p </text:span></text:span><text:span text:style-name="Strong_20_Emphasis"><text:span text:style-name="T44">de volgende schermen volg de aanwijzingen en klik op</text:span></text:span><text:span text:style-name="Strong_20_Emphasis"><text:span text:style-name="T133"> </text:span></text:span><text:span text:style-name="Strong_20_Emphasis"><text:span text:style-name="T201">Volgende </text:span></text:span><text:span text:style-name="Strong_20_Emphasis"><text:span text:style-name="T149">of </text:span></text:span><text:span text:style-name="Strong_20_Emphasis"><text:span text:style-name="T202">Overslaan</text:span></text:span><text:span text:style-name="Strong_20_Emphasis"><text:span text:style-name="T133">.</text:span></text:span></text:p>
          </table:table-cell>
        </table:table-row>
        <table:table-row table:style-name="TableLine94831211195760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58"><text:span text:style-name="Strong_20_Emphasis"><text:span text:style-name="T41">O</text:span></text:span><text:span text:style-name="Strong_20_Emphasis"><text:span text:style-name="T42">p het scherm </text:span></text:span><text:span text:style-name="Strong_20_Emphasis"><text:span text:style-name="T203">Installatie Voltooid</text:span></text:span><text:span text:style-name="Strong_20_Emphasis"><text:span text:style-name="T195"> </text:span></text:span><text:span text:style-name="Strong_20_Emphasis"><text:span text:style-name="T133">klik op </text:span></text:span><text:span text:style-name="Strong_20_Emphasis"><text:span text:style-name="T203">Beginnen met</text:span></text:span><text:span text:style-name="Strong_20_Emphasis"><text:span text:style-name="T193"> Debian GNU/Linux</text:span></text:span><text:span text:style-name="Strong_20_Emphasis"><text:span text:style-name="T133">.</text:span></text:span></text:p>
          </table:table-cell>
        </table:table-row>
        <table:table-row table:style-name="TableLine94831211109040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51"><text:span text:style-name="Strong_20_Emphasis"><text:span text:style-name="T46">Sluit het scherm </text:span></text:span><text:span text:style-name="Strong_20_Emphasis"><text:span text:style-name="T204">Aan de slag</text:span></text:span><text:span text:style-name="Strong_20_Emphasis"><text:span text:style-name="T46">.</text:span></text:span></text:p>
          </table:table-cell>
        </table:table-row>
        <table:table-row table:style-name="TableLine94831211166576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67"><text:span text:style-name="Strong_20_Emphasis"><text:span text:style-name="T133"/></text:span></text:p>
          </table:table-cell>
        </table:table-row>
        <table:table-row table:style-name="TableLine94831211243216">
          <table:table-cell table:style-name="_33_._5f_Installatie_5f_afronden.A1" office:value-type="string">
            <text:p text:style-name="P69"><text:span text:style-name="Strong_20_Emphasis"><text:span text:style-name="T65"><text:s/></text:span></text:span><text:span text:style-name="Strong_20_Emphasis"><text:span text:style-name="T120"><draw:control text:anchor-type="as-char" draw:z-index="7" draw:name="Vorm23" draw:style-name="gr1" draw:text-style-name="P112" svg:width="0.35cm" svg:height="0.35cm" draw:control="control8"/></text:span></text:span></text:p>
          </table:table-cell>
          <table:table-cell table:style-name="_33_._5f_Installatie_5f_afronden.A1" office:value-type="string">
            <text:p text:style-name="P89"><text:span text:style-name="Strong_20_Emphasis"><text:span text:style-name="T57">Voeg </text:span></text:span><text:span text:style-name="Strong_20_Emphasis"><text:span text:style-name="T58">eventuele </text:span></text:span><text:span text:style-name="Strong_20_Emphasis"><text:span text:style-name="T59">extra </text:span></text:span><text:span text:style-name="Definition"><text:span text:style-name="T25">gebruiker</text:span></text:span><text:span text:style-name="Strong_20_Emphasis"><text:span text:style-name="T144">s </text:span></text:span><text:span text:style-name="Strong_20_Emphasis"><text:span text:style-name="T136">toe </text:span></text:span><text:span text:style-name="Strong_20_Emphasis"><text:span text:style-name="T68">via </text:span></text:span><text:span text:style-name="Strong_20_Emphasis"><text:span text:style-name="T70">een </text:span></text:span><text:span text:style-name="Strong_20_Emphasis"><text:span text:style-name="T71">druk op de </text:span></text:span><text:span text:style-name="Strong_20_Emphasis"><text:span text:style-name="T85">Super</text:span></text:span><text:span text:style-name="Strong_20_Emphasis"><text:span text:style-name="T71">-toets</text:span></text:span><text:span text:style-name="Strong_20_Emphasis"><text:span text:style-name="T71"><text:note text:id="ftn8" text:note-class="footnote"><text:note-citation>1</text:note-citation><text:note-body><text:p text:style-name="P25"><text:span text:style-name="T287">De </text:span><text:span text:style-name="T288">Super</text:span><text:span text:style-name="T287">-toets is de Windows</text:span><text:span text:style-name="T289">-</text:span><text:span text:style-name="T290">toets</text:span><text:span text:style-name="T287">, </text:span><text:span text:style-name="T289">C</text:span><text:span text:style-name="T287">ommand-</text:span><text:span text:style-name="T290">toets</text:span><text:span text:style-name="T287">, of </text:span><text:span text:style-name="T289">V</text:span><text:span text:style-name="T287">ergrootglas-toets.</text:span></text:p></text:note-body></text:note></text:span></text:span><text:span text:style-name="Strong_20_Emphasis"><text:span text:style-name="T70">, </text:span></text:span><text:span text:style-name="Strong_20_Emphasis"><text:span text:style-name="T72">t</text:span></text:span><text:span text:style-name="Strong_20_Emphasis"><text:span text:style-name="T73">yp </text:span></text:span><text:span text:style-name="Strong_20_Emphasis"><text:span text:style-name="T160">geb</text:span></text:span><text:span text:style-name="Strong_20_Emphasis"><text:span text:style-name="T161">r</text:span></text:span><text:span text:style-name="Strong_20_Emphasis"><text:span text:style-name="T71"> </text:span></text:span><text:span text:style-name="Strong_20_Emphasis"><text:span text:style-name="T75">e</text:span></text:span><text:span text:style-name="Strong_20_Emphasis"><text:span text:style-name="T68">n </text:span></text:span><text:span text:style-name="Strong_20_Emphasis"><text:span text:style-name="T76">k</text:span></text:span><text:span text:style-name="Strong_20_Emphasis"><text:span text:style-name="T68">lik </text:span></text:span><text:span text:style-name="Strong_20_Emphasis"><text:span text:style-name="T97">bij </text:span></text:span><text:span text:style-name="Strong_20_Emphasis"><text:span text:style-name="T179">Instellingen </text:span></text:span><text:span text:style-name="Strong_20_Emphasis"><text:span text:style-name="T98">rechts o</text:span></text:span><text:span text:style-name="Strong_20_Emphasis"><text:span text:style-name="T68">p </text:span></text:span><text:span text:style-name="Strong_20_Emphasis"><text:span text:style-name="T180">Gebruikers</text:span></text:span><text:span text:style-name="Strong_20_Emphasis"><text:span text:style-name="T99">.</text:span></text:span></text:p>
          </table:table-cell>
        </table:table-row>
        <table:table-row table:style-name="TableLine94831211267232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90"><text:span text:style-name="Strong_20_Emphasis"><text:span text:style-name="T131">Klik links</text:span></text:span><text:span text:style-name="Strong_20_Emphasis"><text:span text:style-name="T151"> </text:span></text:span><text:span text:style-name="Strong_20_Emphasis"><text:span text:style-name="T100">op </text:span></text:span><text:span text:style-name="Strong_20_Emphasis"><text:span text:style-name="T162">Ontgrendelen</text:span></text:span><text:span text:style-name="Strong_20_Emphasis"><text:span text:style-name="T100"> </text:span></text:span><text:span text:style-name="Strong_20_Emphasis"><text:span text:style-name="T101">en daarna op </text:span></text:span><text:span text:style-name="Strong_20_Emphasis"><text:span text:style-name="T186">Gebruik</text:span></text:span><text:span text:style-name="Strong_20_Emphasis"><text:span text:style-name="T187">er</text:span></text:span><text:span text:style-name="Strong_20_Emphasis"><text:span text:style-name="T186"> toevoegen</text:span></text:span><text:span text:style-name="Strong_20_Emphasis"><text:span text:style-name="T101">.</text:span></text:span></text:p>
          </table:table-cell>
        </table:table-row>
        <table:table-row table:style-name="TableLine94831211286288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90"><text:span text:style-name="Strong_20_Emphasis"><text:span text:style-name="T151">Sluit </text:span></text:span><text:span text:style-name="Strong_20_Emphasis"><text:span text:style-name="T186">Gebruiker toevoegen</text:span></text:span><text:span text:style-name="Strong_20_Emphasis"><text:span text:style-name="T101">.</text:span></text:span></text:p>
          </table:table-cell>
        </table:table-row>
        <table:table-row table:style-name="TableLine94831211283600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831211238784">
          <table:table-cell table:style-name="_33_._5f_Installatie_5f_afronden.A1" office:value-type="string">
            <text:p text:style-name="P69"><text:span text:style-name="Strong_20_Emphasis"><text:span text:style-name="T65"><text:s/></text:span></text:span><text:span text:style-name="Strong_20_Emphasis"><text:span text:style-name="T120"><draw:control text:anchor-type="as-char" draw:z-index="8" draw:name="Vorm25" draw:style-name="gr1" draw:text-style-name="P112" svg:width="0.35cm" svg:height="0.35cm" draw:control="control9"/></text:span></text:span></text:p>
          </table:table-cell>
          <table:table-cell table:style-name="_33_._5f_Installatie_5f_afronden.A1" office:value-type="string">
            <text:p text:style-name="P70"><text:span text:style-name="Strong_20_Emphasis"><text:span text:style-name="T60">Controleer </text:span></text:span><text:span text:style-name="Strong_20_Emphasis"><text:span text:style-name="T61">of er updates zijn </text:span></text:span><text:span text:style-name="Strong_20_Emphasis"><text:span text:style-name="T62">via </text:span></text:span><text:span text:style-name="Strong_20_Emphasis"><text:span text:style-name="T70">een </text:span></text:span><text:span text:style-name="Strong_20_Emphasis"><text:span text:style-name="T102">druk</text:span></text:span><text:span text:style-name="Strong_20_Emphasis"><text:span text:style-name="T70"> op</text:span></text:span><text:span text:style-name="Strong_20_Emphasis"><text:span text:style-name="T77"> de </text:span></text:span><text:span text:style-name="Strong_20_Emphasis"><text:span text:style-name="T85">Super</text:span></text:span><text:span text:style-name="Strong_20_Emphasis"><text:span text:style-name="T77">-toets</text:span></text:span><text:span text:style-name="Strong_20_Emphasis"><text:span text:style-name="T36"><text:note-ref text:note-class="footnote" text:reference-format="text" text:ref-name="ftn8">1</text:note-ref></text:span></text:span><text:span text:style-name="Strong_20_Emphasis"><text:span text:style-name="T70">, </text:span></text:span><text:span text:style-name="Strong_20_Emphasis"><text:span text:style-name="T72">t</text:span></text:span><text:span text:style-name="Strong_20_Emphasis"><text:span text:style-name="T73">yp </text:span></text:span><text:span text:style-name="Strong_20_Emphasis"><text:span text:style-name="T163">sof</text:span></text:span><text:span text:style-name="Strong_20_Emphasis"><text:span text:style-name="T154">t</text:span></text:span><text:span text:style-name="Strong_20_Emphasis"><text:span text:style-name="T71"> </text:span></text:span><text:span text:style-name="Strong_20_Emphasis"><text:span text:style-name="T75">e</text:span></text:span><text:span text:style-name="Strong_20_Emphasis"><text:span text:style-name="T68">n </text:span></text:span><text:span text:style-name="Strong_20_Emphasis"><text:span text:style-name="T76">k</text:span></text:span><text:span text:style-name="Strong_20_Emphasis"><text:span text:style-name="T68">lik op het pictogram van </text:span></text:span><text:span text:style-name="Strong_20_Emphasis"><text:span text:style-name="T188">Software</text:span></text:span><text:span text:style-name="Strong_20_Emphasis"><text:span text:style-name="T77">.</text:span></text:span></text:p>
          </table:table-cell>
        </table:table-row>
        <table:table-row table:style-name="TableLine94831211114192">
          <table:table-cell table:style-name="_33_._5f_Installatie_5f_afronden.A1" office:value-type="string">
            <text:p text:style-name="P69"><text:span text:style-name="Strong_20_Emphasis"><text:span text:style-name="T65"/></text:span></text:p>
          </table:table-cell>
          <table:table-cell table:style-name="_33_._5f_Installatie_5f_afronden.A1" office:value-type="string">
            <text:p text:style-name="P96"><text:span text:style-name="T321">Klik op </text:span><text:span text:style-name="T333">Updates</text:span><text:span text:style-name="T322"> en a</text:span><text:span text:style-name="T323">ls</text:span><text:span text:style-name="T324"> </text:span><text:span text:style-name="T325">er </text:span><text:span text:style-name="T324">updates beschikbaar zijn, k</text:span><text:span text:style-name="T326">lik op </text:span><text:span text:style-name="Strong_20_Emphasis"><text:span text:style-name="T332">Downloaden</text:span></text:span><text:span text:style-name="T326"> </text:span><text:span text:style-name="T327">en vervolgens op </text:span><text:span text:style-name="T334">Herstarten &amp; bijwerken</text:span><text:span text:style-name="T327"> </text:span><text:span text:style-name="T328">en </text:span><text:span text:style-name="T334">Herstarten &amp; </text:span><text:span text:style-name="T335">installeren</text:span><text:span text:style-name="T336">.</text:span></text:p>
          </table:table-cell>
        </table:table-row>
        <table:table-row table:style-name="TableLine94831211167712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91"><text:span text:style-name="T329">Daarna weer </text:span><text:span text:style-name="T330">a</text:span><text:span text:style-name="T331">anmelden als </text:span><text:span text:style-name="Definition"><text:span text:style-name="T17">gebruiker</text:span></text:span><text:span text:style-name="T327">.</text:span></text:p>
          </table:table-cell>
        </table:table-row>
        <table:table-row table:style-name="TableLine94831211244896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831211285216">
          <table:table-cell table:style-name="_33_._5f_Installatie_5f_afronden.A1" office:value-type="string">
            <text:p text:style-name="P68"><text:span text:style-name="Strong_20_Emphasis"><text:span text:style-name="T65"><text:s/></text:span></text:span><text:span text:style-name="Strong_20_Emphasis"><text:span text:style-name="T120"><draw:control text:anchor-type="as-char" draw:z-index="16" draw:name="Vorm4_1" draw:style-name="gr1" draw:text-style-name="P112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73"><text:span text:style-name="Strong_20_Emphasis"><text:span text:style-name="T65">Installeer </text:span></text:span><text:span text:style-name="Strong_20_Emphasis"><text:span text:style-name="T103">pakket kz</text:span></text:span><text:span text:style-name="Strong_20_Emphasis"><text:span text:style-name="T65"> </text:span></text:span><text:span text:style-name="Strong_20_Emphasis"><text:span text:style-name="T68">via via </text:span></text:span><text:span text:style-name="Strong_20_Emphasis"><text:span text:style-name="T70">een </text:span></text:span><text:span text:style-name="Strong_20_Emphasis"><text:span text:style-name="T71">druk op de </text:span></text:span><text:span text:style-name="Strong_20_Emphasis"><text:span text:style-name="T85">Super</text:span></text:span><text:span text:style-name="Strong_20_Emphasis"><text:span text:style-name="T71">-toets</text:span></text:span><text:span text:style-name="Strong_20_Emphasis"><text:span text:style-name="T36"><text:note-ref text:note-class="footnote" text:reference-format="text" text:ref-name="ftn8">1</text:note-ref></text:span></text:span><text:span text:style-name="Strong_20_Emphasis"><text:span text:style-name="T70">, </text:span></text:span><text:span text:style-name="Strong_20_Emphasis"><text:span text:style-name="T72">t</text:span></text:span><text:span text:style-name="Strong_20_Emphasis"><text:span text:style-name="T73">yp </text:span></text:span><text:span text:style-name="Strong_20_Emphasis"><text:span text:style-name="T153">ter</text:span></text:span><text:span text:style-name="Strong_20_Emphasis"><text:span text:style-name="T154">m</text:span></text:span><text:span text:style-name="Strong_20_Emphasis"><text:span text:style-name="T74"> </text:span></text:span><text:span text:style-name="Strong_20_Emphasis"><text:span text:style-name="T75">e</text:span></text:span><text:span text:style-name="Strong_20_Emphasis"><text:span text:style-name="T68">n </text:span></text:span><text:span text:style-name="Strong_20_Emphasis"><text:span text:style-name="T76">k</text:span></text:span><text:span text:style-name="Strong_20_Emphasis"><text:span text:style-name="T68">lik op het pictogram van </text:span></text:span><text:span text:style-name="Strong_20_Emphasis"><text:span text:style-name="T155">Terminalvenster</text:span></text:span><text:span text:style-name="Strong_20_Emphasis"><text:span text:style-name="T74">. </text:span></text:span></text:p>
          </table:table-cell>
        </table:table-row>
        <table:table-row table:style-name="TableLine94831211149472">
          <table:table-cell table:style-name="_33_._5f_Installatie_5f_afronden.A1" office:value-type="string">
            <text:p text:style-name="P72"><text:span text:style-name="Strong_20_Emphasis"><text:span text:style-name="T65"/></text:span></text:p>
          </table:table-cell>
          <table:table-cell table:style-name="_33_._5f_Installatie_5f_afronden.A1" office:value-type="string">
            <text:p text:style-name="P77"><text:span text:style-name="T4">Typ</text:span><text:span text:style-name="Strong_20_Emphasis"><text:span text:style-name="T78">, of </text:span></text:span><text:span text:style-name="Strong_20_Emphasis"><text:span text:style-name="T74">kopieer en plak, de</text:span></text:span><text:span text:style-name="Strong_20_Emphasis"><text:span text:style-name="T104">z</text:span></text:span><text:span text:style-name="Strong_20_Emphasis"><text:span text:style-name="T105">e</text:span></text:span><text:span text:style-name="Strong_20_Emphasis"><text:span text:style-name="T74"> </text:span></text:span><text:span text:style-name="Strong_20_Emphasis"><text:span text:style-name="T80">drie </text:span></text:span><text:span text:style-name="Strong_20_Emphasis"><text:span text:style-name="T74">opdrachten, ieder gevolgd door de </text:span></text:span><text:span text:style-name="Strong_20_Emphasis"><text:span text:style-name="T69">Enter</text:span></text:span><text:span text:style-name="Strong_20_Emphasis"><text:span text:style-name="T68">-toets:<text:line-break/></text:span></text:span><text:span text:style-name="User_20_Entry"><text:span text:style-name="T32">sudo</text:span></text:span><text:span text:style-name="User_20_Entry"><text:span text:style-name="T33"> </text:span></text:span><text:span text:style-name="User_20_Entry"><text:span text:style-name="T32">apt install wget</text:span></text:span><text:span text:style-name="User_20_Entry"><text:span text:style-name="T33"><text:line-break/>wget karelzimmer.nl/</text:span></text:span><text:span text:style-name="User_20_Entry"><text:span text:style-name="T34">kz</text:span></text:span><text:span text:style-name="User_20_Entry"><text:span text:style-name="T33"><text:line-break/>bash </text:span></text:span><text:span text:style-name="User_20_Entry"><text:span text:style-name="T34">kz</text:span></text:span></text:p>
          </table:table-cell>
        </table:table-row>
        <table:table-row table:style-name="TableLine94831211160960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94"><text:span text:style-name="Strong_20_Emphasis"><text:span text:style-name="T80">V</text:span></text:span><text:span text:style-name="Strong_20_Emphasis"><text:span text:style-name="T81">olg </text:span></text:span><text:span text:style-name="Strong_20_Emphasis"><text:span text:style-name="T82">de aanwijzingen op het scherm.</text:span></text:span></text:p>
          </table:table-cell>
        </table:table-row>
        <table:table-row table:style-name="TableLine94831211162208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 table:style-name="TableLine94831211182688">
          <table:table-cell table:style-name="_33_._5f_Installatie_5f_afronden.A1" office:value-type="string">
            <text:p text:style-name="P69"><text:span text:style-name="Strong_20_Emphasis"><text:span text:style-name="T65"><text:s/></text:span></text:span><text:span text:style-name="Strong_20_Emphasis"><text:span text:style-name="T120"><draw:control text:anchor-type="as-char" draw:z-index="9" draw:name="Vorm33" draw:style-name="gr1" draw:text-style-name="P112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70"><text:span text:style-name="Strong_20_Emphasis"><text:span text:style-name="T106">Rond de</text:span></text:span><text:span text:style-name="Strong_20_Emphasis"><text:span text:style-name="T107"> installatie </text:span></text:span><text:span text:style-name="Strong_20_Emphasis"><text:span text:style-name="T106">af </text:span></text:span><text:span text:style-name="Strong_20_Emphasis"><text:span text:style-name="T68">via </text:span></text:span><text:span text:style-name="Strong_20_Emphasis"><text:span text:style-name="T108">een</text:span></text:span><text:span text:style-name="Strong_20_Emphasis"><text:span text:style-name="T109"> druk</text:span></text:span><text:span text:style-name="Strong_20_Emphasis"><text:span text:style-name="T108"> op</text:span></text:span><text:span text:style-name="Strong_20_Emphasis"><text:span text:style-name="T77"> de </text:span></text:span><text:span text:style-name="Strong_20_Emphasis"><text:span text:style-name="T85">Super</text:span></text:span><text:span text:style-name="Strong_20_Emphasis"><text:span text:style-name="T77">-toets</text:span></text:span><text:span text:style-name="Strong_20_Emphasis"><text:span text:style-name="T36"><text:note-ref text:note-class="footnote" text:reference-format="text" text:ref-name="ftn8">1</text:note-ref></text:span></text:span><text:span text:style-name="Strong_20_Emphasis"><text:span text:style-name="T70">, </text:span></text:span><text:span text:style-name="Strong_20_Emphasis"><text:span text:style-name="T72">t</text:span></text:span><text:span text:style-name="Strong_20_Emphasis"><text:span text:style-name="T73">yp </text:span></text:span><text:span text:style-name="Strong_20_Emphasis"><text:span text:style-name="T164">men</text:span></text:span><text:span text:style-name="Strong_20_Emphasis"><text:span text:style-name="T157">u</text:span></text:span><text:span text:style-name="Strong_20_Emphasis"><text:span text:style-name="T71"> </text:span></text:span><text:span text:style-name="Strong_20_Emphasis"><text:span text:style-name="T75">e</text:span></text:span><text:span text:style-name="Strong_20_Emphasis"><text:span text:style-name="T68">n </text:span></text:span><text:span text:style-name="Strong_20_Emphasis"><text:span text:style-name="T76">k</text:span></text:span><text:span text:style-name="Strong_20_Emphasis"><text:span text:style-name="T68">lik op het pictogram van </text:span></text:span><text:span text:style-name="Strong_20_Emphasis"><text:span text:style-name="T181">Installatiem</text:span></text:span><text:span text:style-name="Strong_20_Emphasis"><text:span text:style-name="T182">enu</text:span></text:span><text:span text:style-name="Strong_20_Emphasis"><text:span text:style-name="T71">.</text:span></text:span></text:p>
          </table:table-cell>
        </table:table-row>
        <table:table-row table:style-name="TableLine94831211228160">
          <table:table-cell table:style-name="_33_._5f_Installatie_5f_afronden.A1" office:value-type="string">
            <text:p text:style-name="P69"><text:span text:style-name="Strong_20_Emphasis"><text:span text:style-name="T65"/></text:span></text:p>
          </table:table-cell>
          <table:table-cell table:style-name="_33_._5f_Installatie_5f_afronden.A1" office:value-type="string">
            <text:p text:style-name="P92"><text:span text:style-name="Strong_20_Emphasis"><text:span text:style-name="T91">K</text:span></text:span><text:span text:style-name="Strong_20_Emphasis"><text:span text:style-name="T89">ie</text:span></text:span><text:span text:style-name="Strong_20_Emphasis"><text:span text:style-name="T90">s </text:span></text:span><text:span text:style-name="Strong_20_Emphasis"><text:span text:style-name="T189">3 </text:span></text:span><text:span text:style-name="Strong_20_Emphasis"><text:span text:style-name="T190">Installatie</text:span></text:span><text:span text:style-name="Strong_20_Emphasis"><text:span text:style-name="T191"> </text:span></text:span><text:span text:style-name="Strong_20_Emphasis"><text:span text:style-name="T192">afronden</text:span></text:span><text:span text:style-name="Strong_20_Emphasis"><text:span text:style-name="T91"> </text:span></text:span><text:span text:style-name="Strong_20_Emphasis"><text:span text:style-name="T92">en </text:span></text:span><text:span text:style-name="Strong_20_Emphasis"><text:span text:style-name="T110">v</text:span></text:span><text:span text:style-name="Strong_20_Emphasis"><text:span text:style-name="T82">olg de aanwijzingen op het scherm.</text:span></text:span></text:p>
          </table:table-cell>
        </table:table-row>
        <table:table-row table:style-name="TableLine94831211263424"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92"/>
          </table:table-cell>
        </table:table-row>
        <table:table-row table:style-name="TableLine94831211181184">
          <table:table-cell table:style-name="_33_._5f_Installatie_5f_afronden.A1" office:value-type="string">
            <text:p text:style-name="P104"><text:span text:style-name="Strong_20_Emphasis"><text:span text:style-name="T65"><text:s/></text:span></text:span><text:span text:style-name="Strong_20_Emphasis"><text:span text:style-name="T120"><draw:control text:anchor-type="as-char" draw:z-index="24" draw:name="Vorm33_0" draw:style-name="gr1" draw:text-style-name="P112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103">Herstart de computer</text:p>
          </table:table-cell>
        </table:table-row>
      </table:table>
      <text:p text:style-name="P64"><text:span text:style-name="Strong_20_Emphasis"><text:span text:style-name="T56"><text:tab/></text:span></text:span></text:p>
      <text:p text:style-name="P65"><text:span text:style-name="Strong_20_Emphasis"><text:span text:style-name="T92"/></text:span></text:p>
      <text:p text:style-name="P66"><text:span text:style-name="Strong_20_Emphasis"><text:span text:style-name="T82"/></text:span></text:p>
      <text:list xml:id="list201817305925411" text:continue-numbering="true" text:style-name="L1">
        <text:list-item>
          <text:p text:style-name="P110"><text:span text:style-name="Strong_20_Emphasis"><text:span text:style-name="T2">Gebruiker inrichten</text:span></text:span></text:p>
        </text:list-item>
      </text:list>
      <text:p text:style-name="P45"/>
      <table:table table:name="Tabel2" table:style-name="Tabel2">
        <table:table-column table:style-name="Tabel2.A"/>
        <table:table-column table:style-name="Tabel2.B"/>
        <table:table-row table:style-name="TableLine94831211264016">
          <table:table-cell table:style-name="Tabel2.A1" office:value-type="string">
            <text:p text:style-name="P87"><text:span text:style-name="Strong_20_Emphasis"><text:span text:style-name="T65"><text:s/></text:span></text:span><text:span text:style-name="Strong_20_Emphasis"><text:span text:style-name="T120"><draw:control text:anchor-type="as-char" draw:z-index="21" draw:name="Vorm36_0" draw:style-name="gr1" draw:text-style-name="P112" svg:width="0.35cm" svg:height="0.35cm" draw:control="control22"/></text:span></text:span></text:p>
          </table:table-cell>
          <table:table-cell table:style-name="Tabel2.A1" office:value-type="string">
            <text:p text:style-name="P53"><text:span text:style-name="Strong_20_Emphasis"><text:span text:style-name="T56">Aanmelden als </text:span></text:span><text:span text:style-name="Definition"><text:span text:style-name="T13">gebruiker</text:span></text:span><text:span text:style-name="Strong_20_Emphasis"><text:span text:style-name="T66"><text:note text:id="ftn9" text:note-class="footnote"><text:note-citation>1</text:note-citation><text:note-body><text:p text:style-name="P99"><text:span text:style-name="User_20_Entry"><text:span text:style-name="T221">E</text:span></text:span><text:span text:style-name="User_20_Entry"><text:span text:style-name="T248">v</text:span></text:span><text:span text:style-name="User_20_Entry"><text:span text:style-name="T249">en</text:span></text:span><text:span text:style-name="User_20_Entry"><text:span text:style-name="T251">t</text:span></text:span><text:span text:style-name="User_20_Entry"><text:span text:style-name="T252">uele </text:span></text:span><text:span text:style-name="User_20_Entry"><text:span text:style-name="T253">extra </text:span></text:span><text:span text:style-name="User_20_Entry"><text:span text:style-name="T256">gebruiker</text:span></text:span><text:span text:style-name="User_20_Entry"><text:span text:style-name="T253">s aanmelden </text:span></text:span><text:span text:style-name="User_20_Entry"><text:span text:style-name="T254">en dezelfde stappen uitvoeren</text:span></text:span><text:span text:style-name="User_20_Entry"><text:span text:style-name="T250">.</text:span></text:span></text:p></text:note-body></text:note></text:span></text:span><text:span text:style-name="Strong_20_Emphasis"><text:span text:style-name="T56">.</text:span></text:span></text:p>
          </table:table-cell>
        </table:table-row>
        <table:table-row table:style-name="TableLine94831211324928"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 table:style-name="TableLine94831211382848">
          <table:table-cell table:style-name="Tabel2.A1" office:value-type="string">
            <text:p text:style-name="P93"><text:span text:style-name="Strong_20_Emphasis"><text:span text:style-name="T65"><text:s/></text:span></text:span><text:span text:style-name="Strong_20_Emphasis"><text:span text:style-name="T120"><draw:control text:anchor-type="as-char" draw:z-index="22" draw:name="Vorm36_2" draw:style-name="gr1" draw:text-style-name="P112" svg:width="0.35cm" svg:height="0.35cm" draw:control="control23"/></text:span></text:span></text:p>
          </table:table-cell>
          <table:table-cell table:style-name="Tabel2.A1" office:value-type="string">
            <text:p text:style-name="P52"><text:span text:style-name="Strong_20_Emphasis"><text:span text:style-name="T111">R</text:span></text:span><text:span text:style-name="Strong_20_Emphasis"><text:span text:style-name="T112">icht </text:span></text:span><text:span text:style-name="Strong_20_Emphasis"><text:span text:style-name="T113">de </text:span></text:span><text:span text:style-name="Definition"><text:span text:style-name="T26">gebruiker</text:span></text:span><text:span text:style-name="Strong_20_Emphasis"><text:span text:style-name="T112"> </text:span></text:span><text:span text:style-name="Strong_20_Emphasis"><text:span text:style-name="T114">in </text:span></text:span><text:span text:style-name="Strong_20_Emphasis"><text:span text:style-name="T68">via </text:span></text:span><text:span text:style-name="Strong_20_Emphasis"><text:span text:style-name="T108">een</text:span></text:span><text:span text:style-name="Strong_20_Emphasis"><text:span text:style-name="T109"> druk</text:span></text:span><text:span text:style-name="Strong_20_Emphasis"><text:span text:style-name="T108"> op</text:span></text:span><text:span text:style-name="Strong_20_Emphasis"><text:span text:style-name="T77"> de </text:span></text:span><text:span text:style-name="Strong_20_Emphasis"><text:span text:style-name="T85">Super</text:span></text:span><text:span text:style-name="Strong_20_Emphasis"><text:span text:style-name="T77">-toets</text:span></text:span><text:span text:style-name="Strong_20_Emphasis"><text:span text:style-name="T36"><text:note text:id="ftn10" text:note-class="footnote"><text:note-citation>2</text:note-citation><text:note-body><text:p text:style-name="P26"><text:span text:style-name="T287">D</text:span>e <text:span text:style-name="T388">Super</text:span>-toets <text:span text:style-name="T287">is </text:span>de Windows<text:span text:style-name="T382">-</text:span><text:span text:style-name="T383">toets</text:span>, <text:span text:style-name="T382">C</text:span>ommand-<text:span text:style-name="T383">toets</text:span>, of <text:span text:style-name="T382">V</text:span>ergrootglas-toets.</text:p></text:note-body></text:note></text:span></text:span><text:span text:style-name="Strong_20_Emphasis"><text:span text:style-name="T70">, </text:span></text:span><text:span text:style-name="Strong_20_Emphasis"><text:span text:style-name="T72">t</text:span></text:span><text:span text:style-name="Strong_20_Emphasis"><text:span text:style-name="T73">yp </text:span></text:span><text:span text:style-name="Strong_20_Emphasis"><text:span text:style-name="T164">men</text:span></text:span><text:span text:style-name="Strong_20_Emphasis"><text:span text:style-name="T157">u</text:span></text:span><text:span text:style-name="Strong_20_Emphasis"><text:span text:style-name="T71"> </text:span></text:span><text:span text:style-name="Strong_20_Emphasis"><text:span text:style-name="T75">e</text:span></text:span><text:span text:style-name="Strong_20_Emphasis"><text:span text:style-name="T68">n </text:span></text:span><text:span text:style-name="Strong_20_Emphasis"><text:span text:style-name="T76">k</text:span></text:span><text:span text:style-name="Strong_20_Emphasis"><text:span text:style-name="T68">lik op het pictogram van </text:span></text:span><text:span text:style-name="Strong_20_Emphasis"><text:span text:style-name="T181">Installatiem</text:span></text:span><text:span text:style-name="Strong_20_Emphasis"><text:span text:style-name="T182">enu</text:span></text:span><text:span text:style-name="Strong_20_Emphasis"><text:span text:style-name="T71">.</text:span></text:span></text:p>
          </table:table-cell>
        </table:table-row>
        <table:table-row table:style-name="TableLine94831027122688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52"><text:span text:style-name="Strong_20_Emphasis"><text:span text:style-name="T91">K</text:span></text:span><text:span text:style-name="Strong_20_Emphasis"><text:span text:style-name="T89">ie</text:span></text:span><text:span text:style-name="Strong_20_Emphasis"><text:span text:style-name="T90">s </text:span></text:span><text:span text:style-name="Strong_20_Emphasis"><text:span text:style-name="T189">4 </text:span></text:span><text:span text:style-name="Strong_20_Emphasis"><text:span text:style-name="T165">Gebruiker inrichten</text:span></text:span><text:span text:style-name="Strong_20_Emphasis"><text:span text:style-name="T91"> </text:span></text:span><text:span text:style-name="Strong_20_Emphasis"><text:span text:style-name="T92">en </text:span></text:span><text:span text:style-name="Strong_20_Emphasis"><text:span text:style-name="T115">v</text:span></text:span><text:span text:style-name="Strong_20_Emphasis"><text:span text:style-name="T82">olg de aanwijzingen op het scherm</text:span></text:span><text:span text:style-name="Strong_20_Emphasis"><text:span text:style-name="T152"><text:note text:id="ftn11" text:note-class="footnote"><text:note-citation>3</text:note-citation><text:note-body><text:p text:style-name="P29">Het inrichten kan nagelopen worden <text:span text:style-name="T384">met </text:span>bestanden in <text:span text:style-name="T384">map</text:span><text:span text:style-name="T385"> </text:span><text:span text:style-name="T386">kz-</text:span><text:span text:style-name="T384">install </text:span><text:span text:style-name="T348">en</text:span><text:span text:style-name="T384"> kz-setup </text:span><text:span text:style-name="T387">in </text:span><text:span text:style-name="T385">map Documenten</text:span>.</text:p></text:note-body></text:note></text:span></text:span><text:span text:style-name="Strong_20_Emphasis"><text:span text:style-name="T152">.</text:span></text:span></text:p>
          </table:table-cell>
        </table:table-row>
        <table:table-row table:style-name="TableLine94831211275376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52"/>
          </table:table-cell>
        </table:table-row>
        <table:table-row table:style-name="TableLine94831211366384">
          <table:table-cell table:style-name="Tabel2.A1" office:value-type="string">
            <text:p text:style-name="P20"><text:span text:style-name="Strong_20_Emphasis"><text:span text:style-name="T118"><text:s/></text:span></text:span><text:span text:style-name="Strong_20_Emphasis"><text:span text:style-name="T122"><draw:control text:anchor-type="as-char" draw:z-index="23" draw:name="Vorm36_1" draw:style-name="gr1" draw:text-style-name="P112" svg:width="0.35cm" svg:height="0.35cm" draw:control="control24"/></text:span></text:span></text:p>
          </table:table-cell>
          <table:table-cell table:style-name="Tabel2.A1" office:value-type="string">
            <text:p text:style-name="P60">Afmelden.</text:p>
          </table:table-cell>
        </table:table-row>
      </table:table>
      <text:p text:style-name="P47"><text:span text:style-name="Strong_20_Emphasis"><text:span text:style-name="T116"/></text:span></text:p>
      <text:p text:style-name="P19"/>
      <text:p text:style-name="P97"><text:span text:style-name="T206">E</text:span><text:span text:style-name="T207">inde c</text:span><text:span text:style-name="T208">hecklist, </text:span><text:span text:style-name="T209">d</text:span><text:span text:style-name="T208">e</text:span><text:span text:style-name="T307"> installatie van </text:span><text:span text:style-name="T307"><text:reference-ref text:reference-format="text" text:ref-name="Distributie">Debian</text:reference-ref></text:span><text:span text:style-name="T307"><text:s/></text:span><text:span text:style-name="Strong_20_Emphasis"><text:span text:style-name="T308">GNU/Linux</text:span></text:span><text:span text:style-name="Strong_20_Emphasis"><text:span text:style-name="T307"> </text:span></text:span><text:span text:style-name="T309"><text:reference-ref text:reference-format="text" text:ref-name="Versie">11</text:reference-ref></text:span><text:span text:style-name="Strong_20_Emphasis"><text:span text:style-name="T311"><text:s/></text:span></text:span><text:span text:style-name="Strong_20_Emphasis"><text:span text:style-name="T312">LTS</text:span></text:span><text:span text:style-name="T310"> </text:span><text:span text:style-name="T307"><text:reference-ref text:reference-format="text" text:ref-name="Editie">desktop</text:reference-ref></text:span><text:span text:style-name="T307"><text:s/>is voltooid.</text:span></text:p>
      <text:p text:style-name="P46"/>
      <text:p text:style-name="P37"><text:span text:style-name="T132">Geschreven</text:span><text:span text:style-name="T63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63">&gt;</text:span><text:span text:style-name="T64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04-25T20:18:15.877834525">25-04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dc:subject>Installatie PC software</dc:subject>
    <meta:initial-creator>Karel Zimmer</meta:initial-creator>
    <meta:creation-date>1995-11-21T17:41:00</meta:creation-date>
    <dc:date>2022-04-25T20:18:15.744745750</dc:date>
    <meta:keyword>Installatie</meta:keyword>
    <meta:keyword>Checklist</meta:keyword>
    <meta:keyword>Linux</meta:keyword>
    <meta:editing-cycles>6511</meta:editing-cycles>
    <meta:editing-duration>P11DT13H13M47S</meta:editing-duration>
    <meta:print-date>2021-03-23T20:07:57.967210640</meta:print-date>
    <dc:creator>Karel Zimmer</dc:creator>
    <meta:document-statistic meta:table-count="4" meta:image-count="0" meta:object-count="0" meta:page-count="4" meta:paragraph-count="101" meta:word-count="843" meta:character-count="5672" meta:non-whitespace-character-count="4866"/>
    <meta:user-defined meta:name="Info 1"/>
    <meta:user-defined meta:name="Info 2"/>
    <meta:user-defined meta:name="Info 3"/>
    <meta:user-defined meta:name="Info 4"/>
  </office:meta>
</office:document-meta>
</file>